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3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ests Comparing Different Approaches to Solve the Multi-robots Problem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Problems with 2 robots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4tasks2robots4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771612" calcext:value-type="float">
            <text:p>1.7716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7376" calcext:value-type="float">
            <text:p>8.73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1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583507" calcext:value-type="float">
            <text:p>6.58350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62284311789875" calcext:value-type="float">
            <text:p>8.6228431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3014" calcext:value-type="float">
            <text:p>0.3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62284311789875" calcext:value-type="float">
            <text:p>8.6228431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<text:s/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9428" calcext:value-type="float">
            <text:p>1.94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15932111556063" calcext:value-type="float">
            <text:p>9.15932111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style-name="ce1" office:value-type="string" calcext:value-type="string">
            <text:p>Pop: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617665" calcext:value-type="float">
            <text:p>1.6176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62284311789875" calcext:value-type="float">
            <text:p>8.6228431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37993" calcext:value-type="float">
            <text:p>0.379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5805785415818" calcext:value-type="float">
            <text:p>10.58057854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2f'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 11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float" office:value="7.1623" calcext:value-type="float">
            <text:p>7.1623</text:p>
          </table:table-cell>
          <table:table-cell office:value-type="string" calcext:value-type="string">
            <text:p>Time: </text:p>
          </table:table-cell>
          <table:table-cell office:value-type="float" office:value="0.038215" calcext:value-type="float">
            <text:p>0.0382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54755" calcext:value-type="float">
            <text:p>1.547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4131" calcext:value-type="float">
            <text:p>9.41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849078" calcext:value-type="float">
            <text:p>5.8490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41312345122687" calcext:value-type="float">
            <text:p>9.41312345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5958" calcext:value-type="float">
            <text:p>1.59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41312345122687" calcext:value-type="float">
            <text:p>9.41312345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style-name="ce1" office:value-type="string" calcext:value-type="string">
            <text:p>Pop: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563155" calcext:value-type="float">
            <text:p>1.5631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41312345122687" calcext:value-type="float">
            <text:p>9.41312345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836564" calcext:value-type="float">
            <text:p>0.8365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7399295756818" calcext:value-type="float">
            <text:p>11.73992957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4f'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2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s'</text:p>
          </table:table-cell>
          <table:table-cell office:value-type="float" office:value="7.439" calcext:value-type="float">
            <text:p>7.439</text:p>
          </table:table-cell>
          <table:table-cell office:value-type="string" calcext:value-type="string">
            <text:p>Time: </text:p>
          </table:table-cell>
          <table:table-cell office:value-type="float" office:value="0.030799" calcext:value-type="float">
            <text:p>0.03079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457512" calcext:value-type="float">
            <text:p>1.4575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8635" calcext:value-type="float">
            <text:p>8.86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863866" calcext:value-type="float">
            <text:p>5.8638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9596" calcext:value-type="float">
            <text:p>8.95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 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3285" calcext:value-type="float">
            <text:p>1.32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1268813632643" calcext:value-type="float">
            <text:p>10.12688136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style-name="ce1"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649048" calcext:value-type="float">
            <text:p>1.6490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59040336560245" calcext:value-type="float">
            <text:p>9.59040336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315116" calcext:value-type="float">
            <text:p>1.3151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8449288913721" calcext:value-type="float">
            <text:p>12.84492889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4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float" office:value="8.7492" calcext:value-type="float">
            <text:p>8.7492</text:p>
          </table:table-cell>
          <table:table-cell office:value-type="string" calcext:value-type="string">
            <text:p>Time: </text:p>
          </table:table-cell>
          <table:table-cell office:value-type="float" office:value="0.009312" calcext:value-type="float">
            <text:p>0.0093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707772" calcext:value-type="float">
            <text:p>1.7077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4104" calcext:value-type="float">
            <text:p>11.41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627973" calcext:value-type="float">
            <text:p>5.6279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2490116904453" calcext:value-type="float">
            <text:p>11.24901169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3146" calcext:value-type="float">
            <text:p>1.31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019250577908" calcext:value-type="float">
            <text:p>12.01925057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676809" calcext:value-type="float">
            <text:p>1.6768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5123537003832" calcext:value-type="float">
            <text:p>11.51235370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294701" calcext:value-type="float">
            <text:p>0.2947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8213534840103" calcext:value-type="float">
            <text:p>12.8213534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5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float" office:value="6.5529" calcext:value-type="float">
            <text:p>6.5529</text:p>
          </table:table-cell>
          <table:table-cell office:value-type="string" calcext:value-type="string">
            <text:p>Time: </text:p>
          </table:table-cell>
          <table:table-cell office:value-type="float" office:value="0.005986" calcext:value-type="float">
            <text:p>0.0059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550885" calcext:value-type="float">
            <text:p>1.5508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8416" calcext:value-type="float">
            <text:p>8.84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126537" calcext:value-type="float">
            <text:p>6.1265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2523316042618" calcext:value-type="float">
            <text:p>8.25233160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style-name="ce1"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3959" calcext:value-type="float">
            <text:p>1.39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53772546456923" calcext:value-type="float">
            <text:p>9.53772546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style-name="ce1"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562915" calcext:value-type="float">
            <text:p>1.5629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74715604952714" calcext:value-type="float">
            <text:p>8.74715604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947617" calcext:value-type="float">
            <text:p>0.9476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8787367798576" calcext:value-type="float">
            <text:p>12.87873677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4f'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4tasks2robots6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897561" calcext:value-type="float">
            <text:p>5.8975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9264" calcext:value-type="float">
            <text:p>10.92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1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8.62763" calcext:value-type="float">
            <text:p>8.627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8319579925985" calcext:value-type="float">
            <text:p>10.83195799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5063" calcext:value-type="float">
            <text:p>0.50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6889114179457" calcext:value-type="float">
            <text:p>11.6889114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a03s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<text:s/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2f'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4157" calcext:value-type="float">
            <text:p>2.41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8319579925985" calcext:value-type="float">
            <text:p>10.83195799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 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167892" calcext:value-type="float">
            <text:p>4.1678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8319579925985" calcext:value-type="float">
            <text:p>10.83195799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265337" calcext:value-type="float">
            <text:p>5.2653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9.3952071088138" calcext:value-type="float">
            <text:p>19.39520710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1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s'</text:p>
          </table:table-cell>
          <table:table-cell office:value-type="float" office:value="8.95" calcext:value-type="float">
            <text:p>8.95</text:p>
          </table:table-cell>
          <table:table-cell office:value-type="float" office:value="0.035428" calcext:value-type="float">
            <text:p>0.0354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08944" calcext:value-type="float">
            <text:p>5.089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0589" calcext:value-type="float">
            <text:p>11.05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8.533785" calcext:value-type="float">
            <text:p>18.5337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22305685488527" calcext:value-type="float">
            <text:p>9.22305685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9055" calcext:value-type="float">
            <text:p>1.90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1842061640538" calcext:value-type="float">
            <text:p>10.18420616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914878" calcext:value-type="float">
            <text:p>4.9148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24409380436612" calcext:value-type="float">
            <text:p>9.24409380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610987" calcext:value-type="float">
            <text:p>1.6109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4.2690431030966" calcext:value-type="float">
            <text:p>14.26904310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2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s'</text:p>
          </table:table-cell>
          <table:table-cell office:value-type="float" office:value="9.2905" calcext:value-type="float">
            <text:p>9.2905</text:p>
          </table:table-cell>
          <table:table-cell office:value-type="float" office:value="0.028779" calcext:value-type="float">
            <text:p>0.0287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278653" calcext:value-type="float">
            <text:p>4.2786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5311" calcext:value-type="float">
            <text:p>9.53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3.566599" calcext:value-type="float">
            <text:p>13.5665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5311" calcext:value-type="float">
            <text:p>9.53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6375" calcext:value-type="float">
            <text:p>1.63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1075844013974" calcext:value-type="float">
            <text:p>11.1075844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304631" calcext:value-type="float">
            <text:p>4.3046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.34042516029661" calcext:value-type="float">
            <text:p>9.34042516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50689" calcext:value-type="float">
            <text:p>2.506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9697489140183" calcext:value-type="float">
            <text:p>16.9697489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:14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s'</text:p>
          </table:table-cell>
          <table:table-cell office:value-type="float" office:value="8.4237" calcext:value-type="float">
            <text:p>8.4237</text:p>
          </table:table-cell>
          <table:table-cell office:value-type="float" office:value="0.028492" calcext:value-type="float">
            <text:p>0.0284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15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4tasks2robots9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3.089912" calcext:value-type="float">
            <text:p>13.0899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8768" calcext:value-type="float">
            <text:p>11.87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=15</text:p>
          </table:table-cell>
          <table:table-cell table:style-name="ce4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.403683" calcext:value-type="float">
            <text:p>12.4036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0565543062488" calcext:value-type="float">
            <text:p>11.05655430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4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7177" calcext:value-type="float">
            <text:p>1.71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7617755126942" calcext:value-type="float">
            <text:p>11.76177551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<text:s/>'a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6413" calcext:value-type="float">
            <text:p>2.64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6796" calcext:value-type="float">
            <text:p>13.6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836299" calcext:value-type="float">
            <text:p>5.8362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2895" calcext:value-type="float">
            <text:p>11.28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3.886266" calcext:value-type="float">
            <text:p>13.8862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0.9914956698197" calcext:value-type="float">
            <text:p>20.99149566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1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s'</text:p>
          </table:table-cell>
          <table:table-cell office:value-type="float" office:value="8.4979" calcext:value-type="float">
            <text:p>8.4979</text:p>
          </table:table-cell>
          <table:table-cell office:value-type="float" office:value="0.028109" calcext:value-type="float">
            <text:p>0.0281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.54618" calcext:value-type="float">
            <text:p>12.546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3488" calcext:value-type="float">
            <text:p>10.34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0.602525" calcext:value-type="float">
            <text:p>20.6025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5394" calcext:value-type="float">
            <text:p>8.53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2283" calcext:value-type="float">
            <text:p>2.22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0429142167692" calcext:value-type="float">
            <text:p>10.04291421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497585" calcext:value-type="float">
            <text:p>6.4975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.5394" calcext:value-type="float">
            <text:p>8.53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.438071" calcext:value-type="float">
            <text:p>9.4380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7258708877588" calcext:value-type="float">
            <text:p>17.72587088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2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s'</text:p>
          </table:table-cell>
          <table:table-cell office:value-type="float" office:value="11.63" calcext:value-type="float">
            <text:p>11.63</text:p>
          </table:table-cell>
          <table:table-cell office:value-type="float" office:value="0.029594" calcext:value-type="float">
            <text:p>0.0295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.530085" calcext:value-type="float">
            <text:p>12.5300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4482" calcext:value-type="float">
            <text:p>12.44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7.687559" calcext:value-type="float">
            <text:p>17.6875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7431" calcext:value-type="float">
            <text:p>11.74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2474" calcext:value-type="float">
            <text:p>2.24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8214861425599" calcext:value-type="float">
            <text:p>12.82148614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310602" calcext:value-type="float">
            <text:p>5.3106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7431" calcext:value-type="float">
            <text:p>11.74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.666008" calcext:value-type="float">
            <text:p>11.666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3.0251616020893" calcext:value-type="float">
            <text:p>23.0251616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4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s'</text:p>
          </table:table-cell>
          <table:table-cell office:value-type="float" office:value="10.2751" calcext:value-type="float">
            <text:p>10.2751</text:p>
          </table:table-cell>
          <table:table-cell office:value-type="float" office:value="0.067793" calcext:value-type="float">
            <text:p>0.06779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0.137219" calcext:value-type="float">
            <text:p>10.1372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0595" calcext:value-type="float">
            <text:p>11.05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0.984562" calcext:value-type="float">
            <text:p>20.9845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0594749470492" calcext:value-type="float">
            <text:p>11.0594749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2266" calcext:value-type="float">
            <text:p>2.22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4315757812888" calcext:value-type="float">
            <text:p>13.43157578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482144" calcext:value-type="float">
            <text:p>6.4821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3207752148" calcext:value-type="float">
            <text:p>10.48320775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5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0.609971" calcext:value-type="float">
            <text:p>10.6099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7.8873472587963" calcext:value-type="float">
            <text:p>27.88734725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6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a05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6tasks2robots4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6s'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0.408306" calcext:value-type="float">
            <text:p>20.4083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51532814664" calcext:value-type="float">
            <text:p>10.48515328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20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2.295825" calcext:value-type="float">
            <text:p>22.2958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28323021161" calcext:value-type="float">
            <text:p>10.4828323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0.8186" calcext:value-type="float">
            <text:p>0.81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28323021161" calcext:value-type="float">
            <text:p>10.4828323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6245" calcext:value-type="float">
            <text:p>2.62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28323021161" calcext:value-type="float">
            <text:p>10.4828323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647065" calcext:value-type="float">
            <text:p>6.6470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.4828323021161" calcext:value-type="float">
            <text:p>10.4828323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.924228" calcext:value-type="float">
            <text:p>11.9242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0.399522706092" calcext:value-type="float">
            <text:p>20.39952270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:11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6s'</text:p>
          </table:table-cell>
          <table:table-cell office:value-type="float" office:value="10.5579" calcext:value-type="float">
            <text:p>10.5579</text:p>
          </table:table-cell>
          <table:table-cell office:value-type="float" office:value="0.046684" calcext:value-type="float">
            <text:p>0.04668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2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s'</text:p>
          </table:table-cell>
          <table:table-cell office:value-type="float" office:value="7.0402" calcext:value-type="float">
            <text:p>7.0402</text:p>
          </table:table-cell>
          <table:table-cell office:value-type="float" office:value="0.044014" calcext:value-type="float">
            <text:p>0.0440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.001131" calcext:value-type="float">
            <text:p>12.0011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0453" calcext:value-type="float">
            <text:p>7.04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4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8.982185" calcext:value-type="float">
            <text:p>28.9821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04530628883272" calcext:value-type="float">
            <text:p>7.04530628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2611" calcext:value-type="float">
            <text:p>2.26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08781882572716" calcext:value-type="float">
            <text:p>7.08781882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928748" calcext:value-type="float">
            <text:p>5.9287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0878" calcext:value-type="float">
            <text:p>7.08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7.127092" calcext:value-type="float">
            <text:p>17.1270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4.8944865816872" calcext:value-type="float">
            <text:p>14.89448658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4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2s'</text:p>
          </table:table-cell>
          <table:table-cell office:value-type="float" office:value="7.6894" calcext:value-type="float">
            <text:p>7.6894</text:p>
          </table:table-cell>
          <table:table-cell office:value-type="float" office:value="0.042914" calcext:value-type="float">
            <text:p>0.0429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.955792" calcext:value-type="float">
            <text:p>9.9557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6945" calcext:value-type="float">
            <text:p>7.69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7.9569" calcext:value-type="float">
            <text:p>27.95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65199806753802" calcext:value-type="float">
            <text:p>7.65199806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5602" calcext:value-type="float">
            <text:p>2.56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69451060443246" calcext:value-type="float">
            <text:p>7.69451060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9699" calcext:value-type="float">
            <text:p>5.96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.69451060443246" calcext:value-type="float">
            <text:p>7.69451060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363202" calcext:value-type="float">
            <text:p>5.3632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9594569321575" calcext:value-type="float">
            <text:p>17.95945693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15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6tasks2robots6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4s'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1.57269" calcext:value-type="float">
            <text:p>111.572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7267391670559" calcext:value-type="float">
            <text:p>15.72673916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2f'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30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3.293957" calcext:value-type="float">
            <text:p>63.2939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3006" calcext:value-type="float">
            <text:p>15.30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2821" calcext:value-type="float">
            <text:p>1.28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7267391670559" calcext:value-type="float">
            <text:p>15.72673916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<text:s/>'b04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.8944" calcext:value-type="float">
            <text:p>3.89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0441272248661" calcext:value-type="float">
            <text:p>16.04412722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.74491" calcext:value-type="float">
            <text:p>9.744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3006" calcext:value-type="float">
            <text:p>15.30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0.383375" calcext:value-type="float">
            <text:p>20.3833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2.4452070453104" calcext:value-type="float">
            <text:p>22.44520704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1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4s'</text:p>
          </table:table-cell>
          <table:table-cell office:value-type="float" office:value="13.6068" calcext:value-type="float">
            <text:p>13.6068</text:p>
          </table:table-cell>
          <table:table-cell office:value-type="float" office:value="0.044976" calcext:value-type="float">
            <text:p>0.0449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74.874301" calcext:value-type="float">
            <text:p>74.8743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4.0126" calcext:value-type="float">
            <text:p>14.01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6.820655" calcext:value-type="float">
            <text:p>66.8206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6780047513344" calcext:value-type="float">
            <text:p>13.67800475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0944" calcext:value-type="float">
            <text:p>4.09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4.2871691347137" calcext:value-type="float">
            <text:p>14.28716913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.49389" calcext:value-type="float">
            <text:p>16.493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8668" calcext:value-type="float">
            <text:p>13.86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573187" calcext:value-type="float">
            <text:p>5.5731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9.5855372527207" calcext:value-type="float">
            <text:p>19.5855372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2f'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2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4s'</text:p>
          </table:table-cell>
          <table:table-cell office:value-type="float" office:value="14.8053" calcext:value-type="float">
            <text:p>14.8053</text:p>
          </table:table-cell>
          <table:table-cell office:value-type="float" office:value="0.044493" calcext:value-type="float">
            <text:p>0.0444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8.853047" calcext:value-type="float">
            <text:p>98.8530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0042" calcext:value-type="float">
            <text:p>16.00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2.342431" calcext:value-type="float">
            <text:p>52.3424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8154" calcext:value-type="float">
            <text:p>15.81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2775" calcext:value-type="float">
            <text:p>5.27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4706360016262" calcext:value-type="float">
            <text:p>16.47063600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.247753" calcext:value-type="float">
            <text:p>11.2477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6766" calcext:value-type="float">
            <text:p>16.67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2.426562" calcext:value-type="float">
            <text:p>22.4265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5.1450134515329" calcext:value-type="float">
            <text:p>25.14501345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14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5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4s'</text:p>
          </table:table-cell>
          <table:table-cell office:value-type="float" office:value="13.2953" calcext:value-type="float">
            <text:p>13.2953</text:p>
          </table:table-cell>
          <table:table-cell office:value-type="float" office:value="0.04493" calcext:value-type="float">
            <text:p>0.044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84.527829" calcext:value-type="float">
            <text:p>84.5278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6072" calcext:value-type="float">
            <text:p>13.60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4.767509" calcext:value-type="float">
            <text:p>64.7675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9775359921333" calcext:value-type="float">
            <text:p>13.97753599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4312" calcext:value-type="float">
            <text:p>4.43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4414543619319" calcext:value-type="float">
            <text:p>13.44145436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1.240832" calcext:value-type="float">
            <text:p>21.2408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8881051768231" calcext:value-type="float">
            <text:p>13.88810517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987162" calcext:value-type="float">
            <text:p>5.9871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3.5132839916896" calcext:value-type="float">
            <text:p>23.51328399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2f'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6tasks2robots9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4s'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58.544152" calcext:value-type="float">
            <text:p>458.5441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4983" calcext:value-type="float">
            <text:p>16.49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b02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3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76.39496" calcext:value-type="float">
            <text:p>76.394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026" calcext:value-type="float">
            <text:p>16.0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5646" calcext:value-type="float">
            <text:p>2.56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6307918556799" calcext:value-type="float">
            <text:p>16.63079185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<text:s/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<text:s/>'b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4095" calcext:value-type="float">
            <text:p>5.40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321072682477" calcext:value-type="float">
            <text:p>17.32107268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7.571444" calcext:value-type="float">
            <text:p>17.5714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451" calcext:value-type="float">
            <text:p>16.4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2.272044" calcext:value-type="float">
            <text:p>32.2720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4.5013193674928" calcext:value-type="float">
            <text:p>24.50131936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2f'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 11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6s'</text:p>
          </table:table-cell>
          <table:table-cell office:value-type="float" office:value="16.2358" calcext:value-type="float">
            <text:p>16.2358</text:p>
          </table:table-cell>
          <table:table-cell office:value-type="float" office:value="0.052803" calcext:value-type="float">
            <text:p>0.0528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74.025493" calcext:value-type="float">
            <text:p>574.0254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1705" calcext:value-type="float">
            <text:p>16.17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4.644263" calcext:value-type="float">
            <text:p>64.6442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8655105214154" calcext:value-type="float">
            <text:p>15.86551052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6f'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92" calcext:value-type="float">
            <text:p>4.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1.0739550729861" calcext:value-type="float">
            <text:p>21.0739550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6f'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3.929545" calcext:value-type="float">
            <text:p>13.9295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538" calcext:value-type="float">
            <text:p>16.5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.780339" calcext:value-type="float">
            <text:p>16.7803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6.7982449601171" calcext:value-type="float">
            <text:p>26.79824496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2f'</text:p>
          </table:table-cell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8tasks2robots4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08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66.670606" calcext:value-type="float">
            <text:p>566.6706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5639577617407" calcext:value-type="float">
            <text:p>12.56395776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4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2.401804" calcext:value-type="float">
            <text:p>122.4018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6976" calcext:value-type="float">
            <text:p>12.69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b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.2716" calcext:value-type="float">
            <text:p>1.27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6975880723437" calcext:value-type="float">
            <text:p>12.69758807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style-name="ce1" office:value-type="string" calcext:value-type="string">
            <text:p>Pop: 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5825" calcext:value-type="float">
            <text:p>5.58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4570628713245" calcext:value-type="float">
            <text:p>13.45706287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7.637764" calcext:value-type="float">
            <text:p>17.6377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6976" calcext:value-type="float">
            <text:p>12.69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8.885639" calcext:value-type="float">
            <text:p>58.8856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0.2724226985537" calcext:value-type="float">
            <text:p>20.27242269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08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6f'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11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12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:14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04s'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0.136075" calcext:value-type="float">
            <text:p>0.1360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65.581001" calcext:value-type="float">
            <text:p>465.5810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289" calcext:value-type="float">
            <text:p>11.2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8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1.875313" calcext:value-type="float">
            <text:p>161.8753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2178" calcext:value-type="float">
            <text:p>11.21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8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4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.5045" calcext:value-type="float">
            <text:p>4.50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.2854804727366" calcext:value-type="float">
            <text:p>12.28548047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4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3.997309" calcext:value-type="float">
            <text:p>23.9973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1.7326291941434" calcext:value-type="float">
            <text:p>11.73262919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4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99.376551" calcext:value-type="float">
            <text:p>199.3765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1468427565165" calcext:value-type="float">
            <text:p>17.14684275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2f'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8tasks2robots6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2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174.437511" calcext:value-type="float">
            <text:p>3174.4375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6527" calcext:value-type="float">
            <text:p>13.6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50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05.343726" calcext:value-type="float">
            <text:p>205.3437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3.6527" calcext:value-type="float">
            <text:p>13.6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.9166" calcext:value-type="float">
            <text:p>2.91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2423559022571" calcext:value-type="float">
            <text:p>15.2423559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.8547" calcext:value-type="float">
            <text:p>5.85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6.0498761192532" calcext:value-type="float">
            <text:p>16.04987611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2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9.814849" calcext:value-type="float">
            <text:p>19.8148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4.3575344984613" calcext:value-type="float">
            <text:p>14.35753449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02f'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31.539096" calcext:value-type="float">
            <text:p>631.5390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23.1386656785549" calcext:value-type="float">
            <text:p>23.13866567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06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8tasks2robots9regions</text:p>
          </table:table-cell>
          <table:table-cell table:style-name="ce1"/>
          <table:table-cell table:style-name="ce1" office:value-type="string" calcext:value-type="string">
            <text:p>Scenario: 13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style-name="ce1" office:value-type="string" calcext:value-type="string">
            <text:p>Pop:55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79.656179" calcext:value-type="float">
            <text:p>479.6561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5.3938" calcext:value-type="float">
            <text:p>15.39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08f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.321" calcext:value-type="float">
            <text:p>3.3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8.3310026555954" calcext:value-type="float">
            <text:p>18.33100265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.6072" calcext:value-type="float">
            <text:p>6.60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8649883124436" calcext:value-type="float">
            <text:p>17.86498831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5.133334" calcext:value-type="float">
            <text:p>65.1333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7.865" calcext:value-type="float">
            <text:p>17.8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62.02475" calcext:value-type="float">
            <text:p>1162.024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39.4840390259143" calcext:value-type="float">
            <text:p>39.48403902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5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08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5f'</text:p>
          </table:table-cell>
          <table:table-cell office:value-type="string" calcext:value-type="string">
            <text:p>'a06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6f'</text:p>
          </table:table-cell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Dijkstra Monolithic</text:p>
          </table:table-cell>
          <table:covered-table-cell/>
          <table:table-cell table:style-name="ce5" office:value-type="string" calcext:value-type="string" table:number-columns-spanned="2" table:number-rows-spanned="1">
            <text:p>GA Monolithic</text:p>
          </table:table-cell>
          <table:covered-table-cell/>
          <table:table-cell table:style-name="ce5" office:value-type="string" calcext:value-type="string" table:number-columns-spanned="2" table:number-rows-spanned="1">
            <text:p>Dijkstra Incremental</text:p>
          </table:table-cell>
          <table:covered-table-cell/>
          <table:table-cell table:style-name="ce5" office:value-type="string" calcext:value-type="string" table:number-columns-spanned="2" table:number-rows-spanned="1">
            <text:p>GA Horizon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4 tasks</text:p>
          </table:table-cell>
          <table:table-cell office:value-type="string" calcext:value-type="string">
            <text:p>4 regions</text:p>
          </table:table-cell>
          <table:table-cell office:value-type="float" office:value="1.771612" calcext:value-type="float">
            <text:p>1.771612</text:p>
          </table:table-cell>
          <table:table-cell office:value-type="float" office:value="8.7376" calcext:value-type="float">
            <text:p>8.7376</text:p>
          </table:table-cell>
          <table:table-cell office:value-type="float" office:value="6.583507" calcext:value-type="float">
            <text:p>6.583507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0.3014" calcext:value-type="float">
            <text:p>0.3014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1.9428" calcext:value-type="float">
            <text:p>1.9428</text:p>
          </table:table-cell>
          <table:table-cell office:value-type="float" office:value="9.15932111556063" calcext:value-type="float">
            <text:p>9.159321115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6 regions</text:p>
          </table:table-cell>
          <table:table-cell office:value-type="float" office:value="5.897561" calcext:value-type="float">
            <text:p>5.897561</text:p>
          </table:table-cell>
          <table:table-cell office:value-type="float" office:value="10.9264" calcext:value-type="float">
            <text:p>10.9264</text:p>
          </table:table-cell>
          <table:table-cell office:value-type="float" office:value="8.62763" calcext:value-type="float">
            <text:p>8.62763</text:p>
          </table:table-cell>
          <table:table-cell office:value-type="float" office:value="10.8319579925985" calcext:value-type="float">
            <text:p>10.8319579926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6889114179457" calcext:value-type="float">
            <text:p>11.6889114179</text:p>
          </table:table-cell>
          <table:table-cell office:value-type="float" office:value="2.4157" calcext:value-type="float">
            <text:p>2.4157</text:p>
          </table:table-cell>
          <table:table-cell office:value-type="float" office:value="10.8319579925985" calcext:value-type="float">
            <text:p>10.831957992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9 regions</text:p>
          </table:table-cell>
          <table:table-cell office:value-type="float" office:value="13.089912" calcext:value-type="float">
            <text:p>13.089912</text:p>
          </table:table-cell>
          <table:table-cell office:value-type="float" office:value="11.8768" calcext:value-type="float">
            <text:p>11.8768</text:p>
          </table:table-cell>
          <table:table-cell office:value-type="float" office:value="12.403683" calcext:value-type="float">
            <text:p>12.403683</text:p>
          </table:table-cell>
          <table:table-cell office:value-type="float" office:value="11.0565543062488" calcext:value-type="float">
            <text:p>11.0565543062</text:p>
          </table:table-cell>
          <table:table-cell office:value-type="float" office:value="1.7177" calcext:value-type="float">
            <text:p>1.7177</text:p>
          </table:table-cell>
          <table:table-cell office:value-type="float" office:value="11.7617755126942" calcext:value-type="float">
            <text:p>11.7617755127</text:p>
          </table:table-cell>
          <table:table-cell office:value-type="float" office:value="2.6413" calcext:value-type="float">
            <text:p>2.6413</text:p>
          </table:table-cell>
          <table:table-cell office:value-type="float" office:value="13.6796" calcext:value-type="float">
            <text:p>13.6796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6 tasks</text:p>
          </table:table-cell>
          <table:table-cell office:value-type="string" calcext:value-type="string">
            <text:p>4 regions</text:p>
          </table:table-cell>
          <table:table-cell office:value-type="float" office:value="20.408306" calcext:value-type="float">
            <text:p>20.408306</text:p>
          </table:table-cell>
          <table:table-cell office:value-type="float" office:value="10.4851532814664" calcext:value-type="float">
            <text:p>10.4851532815</text:p>
          </table:table-cell>
          <table:table-cell office:value-type="float" office:value="27.477287" calcext:value-type="float">
            <text:p>27.477287</text:p>
          </table:table-cell>
          <table:table-cell office:value-type="float" office:value="10.4851532814664" calcext:value-type="float">
            <text:p>10.48515328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10.4851532814664" calcext:value-type="float">
            <text:p>10.4851532815</text:p>
          </table:table-cell>
          <table:table-cell office:value-type="float" office:value="3.1169" calcext:value-type="float">
            <text:p>3.1169</text:p>
          </table:table-cell>
          <table:table-cell office:value-type="float" office:value="10.4851532814664" calcext:value-type="float">
            <text:p>10.485153281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6 regions</text:p>
          </table:table-cell>
          <table:table-cell office:value-type="float" office:value="111.57269" calcext:value-type="float">
            <text:p>111.57269</text:p>
          </table:table-cell>
          <table:table-cell office:value-type="float" office:value="15.5167" calcext:value-type="float">
            <text:p>15.5167</text:p>
          </table:table-cell>
          <table:table-cell office:value-type="float" office:value="72.600524" calcext:value-type="float">
            <text:p>72.600524</text:p>
          </table:table-cell>
          <table:table-cell office:value-type="float" office:value="15.7799891220926" calcext:value-type="float">
            <text:p>15.7799891221</text:p>
          </table:table-cell>
          <table:table-cell office:value-type="float" office:value="1.2821" calcext:value-type="float">
            <text:p>1.2821</text:p>
          </table:table-cell>
          <table:table-cell office:value-type="float" office:value="15.7267391670559" calcext:value-type="float">
            <text:p>15.7267391671</text:p>
          </table:table-cell>
          <table:table-cell office:value-type="float" office:value="4.4853" calcext:value-type="float">
            <text:p>4.4853</text:p>
          </table:table-cell>
          <table:table-cell office:value-type="float" office:value="17.3768" calcext:value-type="float">
            <text:p>17.376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9 regions</text:p>
          </table:table-cell>
          <table:table-cell office:value-type="float" office:value="458.544152" calcext:value-type="float">
            <text:p>458.544152</text:p>
          </table:table-cell>
          <table:table-cell office:value-type="float" office:value="16.4983" calcext:value-type="float">
            <text:p>16.4983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16.4982828794706" calcext:value-type="float">
            <text:p>16.4982828795</text:p>
          </table:table-cell>
          <table:table-cell office:value-type="float" office:value="2.5646" calcext:value-type="float">
            <text:p>2.5646</text:p>
          </table:table-cell>
          <table:table-cell office:value-type="float" office:value="16.6307918556799" calcext:value-type="float">
            <text:p>16.6307918557</text:p>
          </table:table-cell>
          <table:table-cell office:value-type="float" office:value="4.5653" calcext:value-type="float">
            <text:p>4.5653</text:p>
          </table:table-cell>
          <table:table-cell office:value-type="float" office:value="19.8646" calcext:value-type="float">
            <text:p>19.8646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8 tasks</text:p>
          </table:table-cell>
          <table:table-cell office:value-type="string" calcext:value-type="string">
            <text:p>4 regions</text:p>
          </table:table-cell>
          <table:table-cell office:value-type="float" office:value="566.670606" calcext:value-type="float">
            <text:p>566.670606</text:p>
          </table:table-cell>
          <table:table-cell office:value-type="float" office:value="12.5639577617407" calcext:value-type="float">
            <text:p>12.5639577617</text:p>
          </table:table-cell>
          <table:table-cell office:value-type="float" office:value="256.59446" calcext:value-type="float">
            <text:p>256.59446</text:p>
          </table:table-cell>
          <table:table-cell office:value-type="float" office:value="12.6975880723437" calcext:value-type="float">
            <text:p>12.6975880723</text:p>
          </table:table-cell>
          <table:table-cell office:value-type="float" office:value="1.2716" calcext:value-type="float">
            <text:p>1.2716</text:p>
          </table:table-cell>
          <table:table-cell office:value-type="float" office:value="12.6975880723437" calcext:value-type="float">
            <text:p>12.6975880723</text:p>
          </table:table-cell>
          <table:table-cell office:value-type="float" office:value="6.5443" calcext:value-type="float">
            <text:p>6.5443</text:p>
          </table:table-cell>
          <table:table-cell office:value-type="float" office:value="13.4570628713245" calcext:value-type="float">
            <text:p>13.4570628713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6 regions</text:p>
          </table:table-cell>
          <table:table-cell office:value-type="float" office:value="3174.437511" calcext:value-type="float">
            <text:p>3174.437511</text:p>
          </table:table-cell>
          <table:table-cell office:value-type="float" office:value="13.6527" calcext:value-type="float">
            <text:p>13.6527</text:p>
          </table:table-cell>
          <table:table-cell office:value-type="float" office:value="457.088912" calcext:value-type="float">
            <text:p>457.088912</text:p>
          </table:table-cell>
          <table:table-cell office:value-type="float" office:value="13.6526694567378" calcext:value-type="float">
            <text:p>13.6526694567</text:p>
          </table:table-cell>
          <table:table-cell office:value-type="float" office:value="2.9166" calcext:value-type="float">
            <text:p>2.9166</text:p>
          </table:table-cell>
          <table:table-cell office:value-type="float" office:value="15.2423559022571" calcext:value-type="float">
            <text:p>15.2423559023</text:p>
          </table:table-cell>
          <table:table-cell office:value-type="float" office:value="5.4319" calcext:value-type="float">
            <text:p>5.4319</text:p>
          </table:table-cell>
          <table:table-cell office:value-type="float" office:value="15.1026836830438" calcext:value-type="float">
            <text:p>15.102683683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9 regions</text:p>
          </table:table-cell>
          <table:table-cell table:number-columns-repeated="2"/>
          <table:table-cell office:value-type="float" office:value="618.391073" calcext:value-type="float">
            <text:p>618.391073</text:p>
          </table:table-cell>
          <table:table-cell office:value-type="float" office:value="16.9654940466955" calcext:value-type="float">
            <text:p>16.9654940467</text:p>
          </table:table-cell>
          <table:table-cell office:value-type="float" office:value="3.321" calcext:value-type="float">
            <text:p>3.321</text:p>
          </table:table-cell>
          <table:table-cell office:value-type="float" office:value="18.3310026555954" calcext:value-type="float">
            <text:p>18.3310026556</text:p>
          </table:table-cell>
          <table:table-cell office:value-type="float" office:value="7.3858" calcext:value-type="float">
            <text:p>7.3858</text:p>
          </table:table-cell>
          <table:table-cell office:value-type="float" office:value="19.6875661769598" calcext:value-type="float">
            <text:p>19.687566177</text:p>
          </table:table-cell>
          <table:table-cell table:number-columns-repeated="1013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6tasks3robots9region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Scenario: 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float" office:value="48.4277" calcext:value-type="float">
            <text:p>48.42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/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/>
          <table:table-cell office:value-type="string" calcext:value-type="string">
            <text:p>Pop: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688.220067" calcext:value-type="float">
            <text:p>688.2200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49.4787" calcext:value-type="float">
            <text:p>49.47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a07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4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7.763" calcext:value-type="float">
            <text:p>47.7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8.0402300233021" calcext:value-type="float">
            <text:p>58.04023002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06f'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5.9837" calcext:value-type="float">
            <text:p>25.98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67.6648097493179" calcext:value-type="float">
            <text:p>67.66480974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c07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04f'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A Cluster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44.693055" calcext:value-type="float">
            <text:p>44.6930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5.7751208790522" calcext:value-type="float">
            <text:p>55.775120879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04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/>
          <table:table-cell office:value-type="string" calcext:value-type="string">
            <text:p>Pop: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0.595561" calcext:value-type="float">
            <text:p>90.5955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8.5553" calcext:value-type="float">
            <text:p>58.55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04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float" office:value="53.1986" calcext:value-type="float">
            <text:p>53.19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3.6764" calcext:value-type="float">
            <text:p>53.6764</text:p>
          </table:table-cell>
          <table:table-cell office:value-type="float" office:value="0.041755" calcext:value-type="float">
            <text:p>0.0417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Scenario: 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float" office:value="45.7483" calcext:value-type="float">
            <text:p>45.748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9.3011" calcext:value-type="float">
            <text:p>59.3011</text:p>
          </table:table-cell>
          <table:table-cell office:value-type="float" office:value="0.042864" calcext:value-type="float">
            <text:p>0.0428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8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c07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6f'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Scenario: 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b06s'</text:p>
          </table:table-cell>
          <table:table-cell office:value-type="float" office:value="41.7039" calcext:value-type="float">
            <text:p>41.70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1.9149" calcext:value-type="float">
            <text:p>31.9149</text:p>
          </table:table-cell>
          <table:table-cell office:value-type="float" office:value="0.035127" calcext:value-type="float">
            <text:p>0.0351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06f'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34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float" office:value="48.4277" calcext:value-type="float">
            <text:p>48.42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35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float" office:value="48.4277" calcext:value-type="float">
            <text:p>48.42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36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2s'</text:p>
          </table:table-cell>
          <table:table-cell office:value-type="float" office:value="52.6037" calcext:value-type="float">
            <text:p>52.60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8tasks3robots9region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Scenario: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c02s'</text:p>
          </table:table-cell>
          <table:table-cell office:value-type="float" office:value="53.8686" calcext:value-type="float">
            <text:p>53.86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office:value-type="string" calcext:value-type="string">
            <text:p>Pop: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031.18278" calcext:value-type="float">
            <text:p>5031.182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2.1993" calcext:value-type="float">
            <text:p>52.19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02f'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899.13191" calcext:value-type="float">
            <text:p>3899.131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2.1992726693933" calcext:value-type="float">
            <text:p>52.1992726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02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09.1206" calcext:value-type="float">
            <text:p>109.1206</text:p>
          </table:table-cell>
          <table:table-cell office:value-type="float" office:value="0.283434" calcext:value-type="float">
            <text:p>0.2834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66.6509081211101" calcext:value-type="float">
            <text:p>66.65090812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9.0085" calcext:value-type="float">
            <text:p>49.00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0.4605444658144" calcext:value-type="float">
            <text:p>80.46054446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c02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5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9.4562" calcext:value-type="float">
            <text:p>99.45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61.7804632493764" calcext:value-type="float">
            <text:p>61.780463249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Cluster</text:p>
          </table:table-cell>
          <table:table-cell office:value-type="string" calcext:value-type="string">
            <text:p>Pop:15</text:p>
          </table:table-cell>
          <table:table-cell office:value-type="string" calcext:value-type="string">
            <text:p>Stop: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table:style-name="ce7" office:value-type="float" office:value="175.789764" calcext:value-type="float">
            <text:p>175.789764</text:p>
          </table:table-cell>
          <table:table-cell office:value-type="string" calcext:value-type="string">
            <text:p><text:s/>Permutation of abstracted pl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5.6966408311867" calcext:value-type="float">
            <text:p>55.69664083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Cluster II</text:p>
          </table:table-cell>
          <table:table-cell office:value-type="string" calcext:value-type="string">
            <text:p>Pop:15</text:p>
          </table:table-cell>
          <table:table-cell office:value-type="string" calcext:value-type="string">
            <text:p>Stop: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06.203339" calcext:value-type="float">
            <text:p>106.203339</text:p>
          </table:table-cell>
          <table:table-cell office:value-type="string" calcext:value-type="string">
            <text:p><text:s/>No permutation of abstracted pl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2.1992726693933" calcext:value-type="float">
            <text:p>52.1992726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02f'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71.014967" calcext:value-type="float">
            <text:p>71.01496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2.1992726693933" calcext:value-type="float">
            <text:p>52.199272669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4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 office:value-type="string" calcext:value-type="string">
            <text:p>Pop: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16.479014" calcext:value-type="float">
            <text:p>216.479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51.3468" calcext:value-type="float">
            <text:p>51.34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4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2s'</text:p>
          </table:table-cell>
          <table:table-cell office:value-type="float" office:value="54.5738" calcext:value-type="float">
            <text:p>54.57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6.0117" calcext:value-type="float">
            <text:p>126.0117</text:p>
          </table:table-cell>
          <table:table-cell office:value-type="float" office:value="0.42301" calcext:value-type="float">
            <text:p>0.423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<text:s/>'a02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6f'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02s'</text:p>
          </table:table-cell>
          <table:table-cell office:value-type="float" office:value="52.7894" calcext:value-type="float">
            <text:p>52.78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88.2836" calcext:value-type="float">
            <text:p>88.2836</text:p>
          </table:table-cell>
          <table:table-cell office:value-type="float" office:value="0.300948" calcext:value-type="float">
            <text:p>0.3009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2f'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08s'</text:p>
          </table:table-cell>
          <table:table-cell office:value-type="float" office:value="56.3338" calcext:value-type="float">
            <text:p>56.33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9.1943" calcext:value-type="float">
            <text:p>99.1943</text:p>
          </table:table-cell>
          <table:table-cell office:value-type="float" office:value="0.318154" calcext:value-type="float">
            <text:p>0.318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b06f'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0tasks9regions3robot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Scenario: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8s'</text:p>
          </table:table-cell>
          <table:table-cell office:value-type="float" office:value="76.9603" calcext:value-type="float">
            <text:p>76.960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37.4018" calcext:value-type="float">
            <text:p>137.4018</text:p>
          </table:table-cell>
          <table:table-cell office:value-type="float" office:value="2.452367" calcext:value-type="float">
            <text:p>2.4523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5.7434232091376" calcext:value-type="float">
            <text:p>95.74342320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06f'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0.0464" calcext:value-type="float">
            <text:p>160.04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2.1408374610743" calcext:value-type="float">
            <text:p>92.14083746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8f'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30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1.8723" calcext:value-type="float">
            <text:p>161.8723</text:p>
          </table:table-cell>
          <table:table-cell office:value-type="float" office:value="97.8208" calcext:value-type="float">
            <text:p>97.8208</text:p>
          </table:table-cell>
          <table:table-cell office:value-type="string" calcext:value-type="string">
            <text:p>Pop: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1.5747357992607" calcext:value-type="float">
            <text:p>91.5747357993</text:p>
          </table:table-cell>
          <table:table-cell office:value-type="float" office:value="102.15949493296" calcext:value-type="float">
            <text:p>102.1594949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8f'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GA Cluster</text:p>
          </table:table-cell>
          <table:table-cell office:value-type="string" calcext:value-type="string">
            <text:p>Pop:1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23.58392" calcext:value-type="float">
            <text:p>323.5839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2.4753999437586" calcext:value-type="float">
            <text:p>82.475399943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b06f'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7.607206" calcext:value-type="float">
            <text:p>97.60720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4.390707831332" calcext:value-type="float">
            <text:p>94.390707831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b06f'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op: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2.620507" calcext:value-type="float">
            <text:p>152.6205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2.131512933346" calcext:value-type="float">
            <text:p>92.131512933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b06f'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/>
          <table:table-cell office:value-type="string" calcext:value-type="string">
            <text:p>Pop: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04.253827" calcext:value-type="float">
            <text:p>404.2538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7.086" calcext:value-type="float">
            <text:p>77.0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6f'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cenario: 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float" office:value="63.5508" calcext:value-type="float">
            <text:p>63.550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82.4288" calcext:value-type="float">
            <text:p>82.4288</text:p>
          </table:table-cell>
          <table:table-cell office:value-type="float" office:value="2.525199" calcext:value-type="float">
            <text:p>2.5251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6.1153326727393" calcext:value-type="float">
            <text:p>76.11533267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<text:s/>'a16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<text:s/>'a15e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12.1148" calcext:value-type="float">
            <text:p>112.11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8.7891970209879" calcext:value-type="float">
            <text:p>88.789197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76.1673" calcext:value-type="float">
            <text:p>76.16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8.1893048365079" calcext:value-type="float">
            <text:p>88.189304836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 Cluster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16.249098" calcext:value-type="float">
            <text:p>116.24909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8.6534115250185" calcext:value-type="float">
            <text:p>78.65341152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float" office:value="176.2651" calcext:value-type="float">
            <text:p>176.26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9.8611128267921" calcext:value-type="float">
            <text:p>69.861112826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06f'</text:p>
          </table:table-cell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74.166345" calcext:value-type="float">
            <text:p>174.1663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6.2585776021031" calcext:value-type="float">
            <text:p>66.258577602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 Hierarchi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02s'</text:p>
          </table:table-cell>
          <table:table-cell office:value-type="float" office:value="64.8448" calcext:value-type="float">
            <text:p>64.844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90.3296" calcext:value-type="float">
            <text:p>90.3296</text:p>
          </table:table-cell>
          <table:table-cell office:value-type="float" office:value="2.466723" calcext:value-type="float">
            <text:p>2.4667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6f'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cenario: 13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08s'</text:p>
          </table:table-cell>
          <table:table-cell office:value-type="float" office:value="56.2754" calcext:value-type="float">
            <text:p>56.275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16.1433" calcext:value-type="float">
            <text:p>316.1433</text:p>
          </table:table-cell>
          <table:table-cell office:value-type="float" office:value="2.339061" calcext:value-type="float">
            <text:p>2.3390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9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<text:s/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<text:s/>'b12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0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04f'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2tasks9regions3robot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Scenario: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2s'</text:p>
          </table:table-cell>
          <table:table-cell office:value-type="float" office:value="69.7308" calcext:value-type="float">
            <text:p>69.73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94.0576" calcext:value-type="float">
            <text:p>194.0576</text:p>
          </table:table-cell>
          <table:table-cell office:value-type="float" office:value="17.753286" calcext:value-type="float">
            <text:p>17.7532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4.8991815939481" calcext:value-type="float">
            <text:p>74.89918159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<text:s/>'c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a04f'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33.3067" calcext:value-type="float">
            <text:p>233.30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9.7269880097304" calcext:value-type="float">
            <text:p>79.72698800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0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62.6414" calcext:value-type="float">
            <text:p>162.64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0.3683477557311" calcext:value-type="float">
            <text:p>80.36834775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c02f'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/>
          <table:table-cell office:value-type="string" calcext:value-type="string">
            <text:p>Pop: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573.773004" calcext:value-type="float">
            <text:p>573.7730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69.7395" calcext:value-type="float">
            <text:p>69.73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04f'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08s'</text:p>
          </table:table-cell>
          <table:table-cell office:value-type="float" office:value="71.4545" calcext:value-type="float">
            <text:p>71.45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9.2662" calcext:value-type="float">
            <text:p>129.2662</text:p>
          </table:table-cell>
          <table:table-cell office:value-type="float" office:value="17.848467" calcext:value-type="float">
            <text:p>17.8484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84.1419925847065" calcext:value-type="float">
            <text:p>84.14199258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1f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12f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<text:s/>'b05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21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09f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<text:s/>'c02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08f'</text:p>
          </table:table-cell>
          <table:table-cell office:value-type="string" calcext:value-type="string">
            <text:p>'a10f'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0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22.5765" calcext:value-type="float">
            <text:p>222.57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8.9142214672939" calcext:value-type="float">
            <text:p>98.91422146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07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a11f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14e'</text:p>
          </table:table-cell>
          <table:table-cell office:value-type="string" calcext:value-type="string">
            <text:p>'a12f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a21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07f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9f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a10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8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02f'</text:p>
          </table:table-cell>
          <table:table-cell office:value-type="string" calcext:value-type="string">
            <text:p>'b08f'</text:p>
          </table:table-cell>
          <table:table-cell table:number-columns-repeated="97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enario: 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2s'</text:p>
          </table:table-cell>
          <table:table-cell office:value-type="float" office:value="72.4315" calcext:value-type="float">
            <text:p>72.43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26.6528" calcext:value-type="float">
            <text:p>126.6528</text:p>
          </table:table-cell>
          <table:table-cell office:value-type="float" office:value="18.270944" calcext:value-type="float">
            <text:p>18.2709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76.5871227658912" calcext:value-type="float">
            <text:p>76.58712276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a21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09f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0f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1f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a12f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b02f'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0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184.5638" calcext:value-type="float">
            <text:p>184.56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0.225720580883" calcext:value-type="float">
            <text:p>90.22572058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c05s'</text:p>
          </table:table-cell>
          <table:table-cell office:value-type="string" calcext:value-type="string">
            <text:p>'b03s'</text:p>
          </table:table-cell>
          <table:table-cell office:value-type="string" calcext:value-type="string">
            <text:p>'a09s'</text:p>
          </table:table-cell>
          <table:table-cell office:value-type="string" calcext:value-type="string">
            <text:p>'c05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18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21e'</text:p>
          </table:table-cell>
          <table:table-cell office:value-type="string" calcext:value-type="string">
            <text:p>'b03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a09f'</text:p>
          </table:table-cell>
          <table:table-cell office:value-type="string" calcext:value-type="string">
            <text:p>'a10s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6s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4s'</text:p>
          </table:table-cell>
          <table:table-cell office:value-type="string" calcext:value-type="string">
            <text:p>'b18e'</text:p>
          </table:table-cell>
          <table:table-cell office:value-type="string" calcext:value-type="string">
            <text:p>'a10f'</text:p>
          </table:table-cell>
          <table:table-cell office:value-type="string" calcext:value-type="string">
            <text:p>'c06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b04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a11f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a17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2f'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4tasks9regions3robot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Scenario: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b10s'</text:p>
          </table:table-cell>
          <table:table-cell office:value-type="float" office:value="70.1546" calcext:value-type="float">
            <text:p>70.1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22.6787" calcext:value-type="float">
            <text:p>222.67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90.5809644270885" calcext:value-type="float">
            <text:p>90.58096442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<text:s/>'a18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23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3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<text:s/>'a14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<text:s/>'b22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b22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19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4f'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495.4996" calcext:value-type="float">
            <text:p>495.49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07.795403868448" calcext:value-type="float">
            <text:p>107.79540386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23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13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22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4f'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219.2186" calcext:value-type="float">
            <text:p>219.21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table:style-name="ce7" office:value-type="float" office:value="108.32317261119" calcext:value-type="float">
            <text:p>108.32317261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c22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21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23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3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a22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a14f'</text:p>
          </table:table-cell>
          <table:table-cell office:value-type="string" calcext:value-type="string">
            <text:p>'b22e'</text:p>
          </table:table-cell>
          <table:table-cell office:value-type="string" calcext:value-type="string">
            <text:p>'b10f'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GA Hierarchical</text:p>
          </table:table-cell>
          <table:table-cell/>
          <table:table-cell office:value-type="string" calcext:value-type="string">
            <text:p>Pop: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12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b10s'</text:p>
          </table:table-cell>
          <table:table-cell office:value-type="float" office:value="70.1546" calcext:value-type="float">
            <text:p>70.1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office:value-type="string" calcext:value-type="string">
            <text:p>Pop:20</text:p>
          </table:table-cell>
          <table:table-cell office:value-type="string" calcext:value-type="string">
            <text:p>Stop: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:</text:p>
          </table:table-cell>
          <table:table-cell office:value-type="float" office:value="370.3255" calcext:value-type="float">
            <text:p>370.3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:</text:p>
          </table:table-cell>
          <table:table-cell office:value-type="float" office:value="129.044008317714" calcext:value-type="float">
            <text:p>129.04400831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:</text:p>
          </table:table-cell>
          <table:table-cell office:value-type="string" calcext:value-type="string">
            <text:p>'a01s'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11s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a01f'</text:p>
          </table:table-cell>
          <table:table-cell office:value-type="string" calcext:value-type="string">
            <text:p>'a07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a07f'</text:p>
          </table:table-cell>
          <table:table-cell office:value-type="string" calcext:value-type="string">
            <text:p>'a08s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c11f'</text:p>
          </table:table-cell>
          <table:table-cell office:value-type="string" calcext:value-type="string">
            <text:p>'c12s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6e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c12f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b09f'</text:p>
          </table:table-cell>
          <table:table-cell office:value-type="string" calcext:value-type="string">
            <text:p>'a08f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23e'</text:p>
          </table:table-cell>
          <table:table-cell office:value-type="string" calcext:value-type="string">
            <text:p>'c19e'</text:p>
          </table:table-cell>
          <table:table-cell office:value-type="string" calcext:value-type="string">
            <text:p>'b20e'</text:p>
          </table:table-cell>
          <table:table-cell office:value-type="string" calcext:value-type="string">
            <text:p>'a13f'</text:p>
          </table:table-cell>
          <table:table-cell office:value-type="string" calcext:value-type="string">
            <text:p>'a02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b21e'</text:p>
          </table:table-cell>
          <table:table-cell office:value-type="string" calcext:value-type="string">
            <text:p>'a02f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c20e'</text:p>
          </table:table-cell>
          <table:table-cell office:value-type="string" calcext:value-type="string">
            <text:p>'c03f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a18e'</text:p>
          </table:table-cell>
          <table:table-cell office:value-type="string" calcext:value-type="string">
            <text:p>'a19e'</text:p>
          </table:table-cell>
          <table:table-cell office:value-type="string" calcext:value-type="string">
            <text:p>'b22e'</text:p>
          </table:table-cell>
          <table:table-cell office:value-type="string" calcext:value-type="string">
            <text:p>'c15e'</text:p>
          </table:table-cell>
          <table:table-cell office:value-type="string" calcext:value-type="string">
            <text:p>'c16e'</text:p>
          </table:table-cell>
          <table:table-cell office:value-type="string" calcext:value-type="string">
            <text:p>'a20e'</text:p>
          </table:table-cell>
          <table:table-cell office:value-type="string" calcext:value-type="string">
            <text:p>'b10f'</text:p>
          </table:table-cell>
          <table:table-cell office:value-type="string" calcext:value-type="string">
            <text:p>'c17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c04f'</text:p>
          </table:table-cell>
          <table:table-cell office:value-type="string" calcext:value-type="string">
            <text:p>'a14f'</text:p>
          </table:table-cell>
          <table:table-cell table:number-columns-repeated="97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13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9s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b13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10s'</text:p>
          </table:table-cell>
          <table:table-cell office:value-type="string" calcext:value-type="string">
            <text:p>'b14s'</text:p>
          </table:table-cell>
          <table:table-cell office:value-type="float" office:value="85.3691" calcext:value-type="float">
            <text:p>85.3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14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14s'</text:p>
          </table:table-cell>
          <table:table-cell office:value-type="float" office:value="77.8344" calcext:value-type="float">
            <text:p>77.83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enario: 55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Abstract Plan:</text:p>
          </table:table-cell>
          <table:table-cell office:value-type="string" calcext:value-type="string">
            <text:p>'b05s'</text:p>
          </table:table-cell>
          <table:table-cell office:value-type="string" calcext:value-type="string">
            <text:p>'c03s'</text:p>
          </table:table-cell>
          <table:table-cell office:value-type="string" calcext:value-type="string">
            <text:p>'a13s'</text:p>
          </table:table-cell>
          <table:table-cell office:value-type="string" calcext:value-type="string">
            <text:p>'b09s'</text:p>
          </table:table-cell>
          <table:table-cell office:value-type="string" calcext:value-type="string">
            <text:p>'c01s'</text:p>
          </table:table-cell>
          <table:table-cell office:value-type="string" calcext:value-type="string">
            <text:p>'a14s'</text:p>
          </table:table-cell>
          <table:table-cell office:value-type="string" calcext:value-type="string">
            <text:p>'b10s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c04s'</text:p>
          </table:table-cell>
          <table:table-cell office:value-type="string" calcext:value-type="string">
            <text:p>'a11s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a12s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02s'</text:p>
          </table:table-cell>
          <table:table-cell office:value-type="float" office:value="72.8033" calcext:value-type="float">
            <text:p>72.8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Monoli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jkstra Incre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 Horiz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:</text:p>
          </table:table-cell>
          <table:table-cell table:number-columns-repeated="1023"/>
        </table:table-row>
      </table:table>
      <table:table table:name="Sheet3" table:style-name="ta1">
        <table:table-column table:style-name="co2" table:number-columns-repeated="3" table:default-cell-style-name="ce9"/>
        <table:table-column table:style-name="co4" table:default-cell-style-name="ce10"/>
        <table:table-column table:style-name="co1" table:default-cell-style-name="ce10"/>
        <table:table-column table:style-name="co2" table:default-cell-style-name="ce10"/>
        <table:table-column table:style-name="co2" table:number-columns-repeated="6" table:default-cell-style-name="ce9"/>
        <table:table-row table:style-name="ro2" table:number-rows-repeated="3">
          <table:table-cell table:style-name="Default" table:number-columns-repeated="12"/>
        </table:table-row>
        <table:table-row table:style-name="ro2">
          <table:table-cell table:style-name="Default" table:number-columns-repeated="6"/>
          <table:table-cell table:style-name="ce8" office:value-type="string" calcext:value-type="string" table:number-columns-spanned="2" table:number-rows-spanned="1">
            <text:p>Dijkstra Incremental</text:p>
          </table:table-cell>
          <table:covered-table-cell/>
          <table:table-cell table:style-name="ce8" office:value-type="string" calcext:value-type="string" table:number-columns-spanned="2" table:number-rows-spanned="1">
            <text:p>GA Horizon</text:p>
          </table:table-cell>
          <table:covered-table-cell/>
          <table:table-cell office:value-type="string" calcext:value-type="string">
            <text:p>GA Mono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ce9" office:value-type="string" calcext:value-type="string">
            <text:p>#states</text:p>
          </table:table-cell>
          <table:table-cell table:style-name="ce9" office:value-type="string" calcext:value-type="string">
            <text:p>approx #abs. Plans</text:p>
          </table:table-cell>
          <table:table-cell table:style-name="ce9"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9">
            <text:p>2 robots</text:p>
          </table:table-cell>
          <table:table-cell table:style-name="ce8" office:value-type="string" calcext:value-type="string" table:number-columns-spanned="1" table:number-rows-spanned="3">
            <text:p>4 tasks</text:p>
          </table:table-cell>
          <table:table-cell office:value-type="string" calcext:value-type="string">
            <text:p>4 regions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.3014" calcext:value-type="float">
            <text:p>0.3014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1.9428" calcext:value-type="float">
            <text:p>1.9428</text:p>
          </table:table-cell>
          <table:table-cell office:value-type="float" office:value="9.15932111556063" calcext:value-type="float">
            <text:p>9.1593211156</text:p>
          </table:table-cell>
          <table:table-cell office:value-type="float" office:value="6.583507" calcext:value-type="float">
            <text:p>6.583507</text:p>
          </table:table-cell>
          <table:table-cell office:value-type="float" office:value="8.62284311789875" calcext:value-type="float">
            <text:p>8.62284311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6 regions</text:p>
          </table:table-cell>
          <table:table-cell office:value-type="float" office:value="1680" calcext:value-type="float">
            <text:p>1,68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6889114179457" calcext:value-type="float">
            <text:p>11.6889114179</text:p>
          </table:table-cell>
          <table:table-cell office:value-type="float" office:value="2.4157" calcext:value-type="float">
            <text:p>2.4157</text:p>
          </table:table-cell>
          <table:table-cell office:value-type="float" office:value="10.8319579925985" calcext:value-type="float">
            <text:p>10.8319579926</text:p>
          </table:table-cell>
          <table:table-cell office:value-type="float" office:value="8.62763" calcext:value-type="float">
            <text:p>8.62763</text:p>
          </table:table-cell>
          <table:table-cell office:value-type="float" office:value="10.8319579925985" calcext:value-type="float">
            <text:p>10.831957992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9 regions</text:p>
          </table:table-cell>
          <table:table-cell office:value-type="float" office:value="4032" calcext:value-type="float">
            <text:p>4,0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.7177" calcext:value-type="float">
            <text:p>1.7177</text:p>
          </table:table-cell>
          <table:table-cell office:value-type="float" office:value="11.7617755126942" calcext:value-type="float">
            <text:p>11.7617755127</text:p>
          </table:table-cell>
          <table:table-cell office:value-type="float" office:value="2.6413" calcext:value-type="float">
            <text:p>2.6413</text:p>
          </table:table-cell>
          <table:table-cell office:value-type="float" office:value="13.6796" calcext:value-type="float">
            <text:p>13.6796</text:p>
          </table:table-cell>
          <table:table-cell office:value-type="float" office:value="12.403683" calcext:value-type="float">
            <text:p>12.403683</text:p>
          </table:table-cell>
          <table:table-cell office:value-type="float" office:value="11.0565543062488" calcext:value-type="float">
            <text:p>11.0565543062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6 tasks</text:p>
          </table:table-cell>
          <table:table-cell office:value-type="string" calcext:value-type="string">
            <text:p>4 regions</text:p>
          </table:table-cell>
          <table:table-cell office:value-type="float" office:value="4224" calcext:value-type="float">
            <text:p>4,22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0.8186" calcext:value-type="float">
            <text:p>0.8186</text:p>
          </table:table-cell>
          <table:table-cell office:value-type="float" office:value="10.4828323021161" calcext:value-type="float">
            <text:p>10.4828323021</text:p>
          </table:table-cell>
          <table:table-cell office:value-type="float" office:value="3.1169" calcext:value-type="float">
            <text:p>3.1169</text:p>
          </table:table-cell>
          <table:table-cell office:value-type="float" office:value="10.4828323021161" calcext:value-type="float">
            <text:p>10.4828323021</text:p>
          </table:table-cell>
          <table:table-cell office:value-type="float" office:value="27.477287" calcext:value-type="float">
            <text:p>27.477287</text:p>
          </table:table-cell>
          <table:table-cell office:value-type="float" office:value="10.4828323021161" calcext:value-type="float">
            <text:p>10.482832302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6 regions</text:p>
          </table:table-cell>
          <table:table-cell office:value-type="float" office:value="10560" calcext:value-type="float">
            <text:p>10,560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.2821" calcext:value-type="float">
            <text:p>1.2821</text:p>
          </table:table-cell>
          <table:table-cell office:value-type="float" office:value="15.7267391670559" calcext:value-type="float">
            <text:p>15.7267391671</text:p>
          </table:table-cell>
          <table:table-cell office:value-type="float" office:value="4.4853" calcext:value-type="float">
            <text:p>4.4853</text:p>
          </table:table-cell>
          <table:table-cell office:value-type="float" office:value="16.5655819313023" calcext:value-type="float">
            <text:p>16.5655819313</text:p>
          </table:table-cell>
          <table:table-cell office:value-type="float" office:value="94.944689" calcext:value-type="float">
            <text:p>94.944689</text:p>
          </table:table-cell>
          <table:table-cell office:value-type="float" office:value="15.5166879117875" calcext:value-type="float">
            <text:p>15.516687911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9 regions</text:p>
          </table:table-cell>
          <table:table-cell office:value-type="float" office:value="25344" calcext:value-type="float">
            <text:p>25,34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2.5646" calcext:value-type="float">
            <text:p>2.5646</text:p>
          </table:table-cell>
          <table:table-cell office:value-type="float" office:value="16.6307918556799" calcext:value-type="float">
            <text:p>16.6307918557</text:p>
          </table:table-cell>
          <table:table-cell office:value-type="float" office:value="4.5653" calcext:value-type="float">
            <text:p>4.5653</text:p>
          </table:table-cell>
          <table:table-cell office:value-type="float" office:value="18.1642250927342" calcext:value-type="float">
            <text:p>18.1642250927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16.4982828794706" calcext:value-type="float">
            <text:p>16.4982828795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8 tasks</text:p>
          </table:table-cell>
          <table:table-cell office:value-type="string" calcext:value-type="string">
            <text:p>4 regions</text:p>
          </table:table-cell>
          <table:table-cell office:value-type="float" office:value="24576" calcext:value-type="float">
            <text:p>24,57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1.2716" calcext:value-type="float">
            <text:p>1.2716</text:p>
          </table:table-cell>
          <table:table-cell office:value-type="float" office:value="12.6975880723437" calcext:value-type="float">
            <text:p>12.6975880723</text:p>
          </table:table-cell>
          <table:table-cell office:value-type="float" office:value="6.5443" calcext:value-type="float">
            <text:p>6.5443</text:p>
          </table:table-cell>
          <table:table-cell office:value-type="float" office:value="13.4570628713245" calcext:value-type="float">
            <text:p>13.4570628713</text:p>
          </table:table-cell>
          <table:table-cell office:value-type="float" office:value="256.59446" calcext:value-type="float">
            <text:p>256.59446</text:p>
          </table:table-cell>
          <table:table-cell office:value-type="float" office:value="12.6975880723437" calcext:value-type="float">
            <text:p>12.697588072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6 regions</text:p>
          </table:table-cell>
          <table:table-cell office:value-type="float" office:value="61440" calcext:value-type="float">
            <text:p>61,440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2.9166" calcext:value-type="float">
            <text:p>2.9166</text:p>
          </table:table-cell>
          <table:table-cell office:value-type="float" office:value="15.2423559022571" calcext:value-type="float">
            <text:p>15.2423559023</text:p>
          </table:table-cell>
          <table:table-cell office:value-type="float" office:value="5.4319" calcext:value-type="float">
            <text:p>5.4319</text:p>
          </table:table-cell>
          <table:table-cell office:value-type="float" office:value="15.1026836830438" calcext:value-type="float">
            <text:p>15.102683683</text:p>
          </table:table-cell>
          <table:table-cell office:value-type="float" office:value="457.088912" calcext:value-type="float">
            <text:p>457.088912</text:p>
          </table:table-cell>
          <table:table-cell office:value-type="float" office:value="13.6526694567378" calcext:value-type="float">
            <text:p>13.652669456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9 regions</text:p>
          </table:table-cell>
          <table:table-cell office:value-type="float" office:value="147456" calcext:value-type="float">
            <text:p>147,45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3.321" calcext:value-type="float">
            <text:p>3.321</text:p>
          </table:table-cell>
          <table:table-cell office:value-type="float" office:value="18.3310026555954" calcext:value-type="float">
            <text:p>18.3310026556</text:p>
          </table:table-cell>
          <table:table-cell office:value-type="float" office:value="7.3858" calcext:value-type="float">
            <text:p>7.3858</text:p>
          </table:table-cell>
          <table:table-cell office:value-type="float" office:value="19.6875661769598" calcext:value-type="float">
            <text:p>19.687566177</text:p>
          </table:table-cell>
          <table:table-cell office:value-type="float" office:value="618.391073" calcext:value-type="float">
            <text:p>618.391073</text:p>
          </table:table-cell>
          <table:table-cell office:value-type="float" office:value="16.9654940466955" calcext:value-type="float">
            <text:p>16.9654940467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7">
            <text:p>3 robots</text:p>
          </table:table-cell>
          <table:table-cell office:value-type="string" calcext:value-type="string">
            <text:p>6 tasks</text:p>
          </table:table-cell>
          <table:table-cell office:value-type="string" calcext:value-type="string">
            <text:p>9 regions</text:p>
          </table:table-cell>
          <table:table-cell office:value-type="float" office:value="495432" calcext:value-type="float">
            <text:p>495,432</text:p>
          </table:table-cell>
          <table:table-cell office:value-type="float" office:value="2430" calcext:value-type="float">
            <text:p>2,430</text:p>
          </table:table-cell>
          <table:table-cell office:value-type="float" office:value="21" calcext:value-type="float">
            <text:p>21</text:p>
          </table:table-cell>
          <table:table-cell office:value-type="float" office:value="47.763" calcext:value-type="float">
            <text:p>47.763</text:p>
          </table:table-cell>
          <table:table-cell office:value-type="float" office:value="58.0402300233021" calcext:value-type="float">
            <text:p>58.0402300233</text:p>
          </table:table-cell>
          <table:table-cell office:value-type="float" office:value="20.3524" calcext:value-type="float">
            <text:p>20.3524</text:p>
          </table:table-cell>
          <table:table-cell office:value-type="float" office:value="58.555338080934" calcext:value-type="float">
            <text:p>58.5553380809</text:p>
          </table:table-cell>
          <table:table-cell office:value-type="float" office:value="819.93617" calcext:value-type="float">
            <text:p>819.93617</text:p>
          </table:table-cell>
          <table:table-cell office:value-type="float" office:value="53.9227612815156" calcext:value-type="float">
            <text:p>53.9227612815</text:p>
          </table:table-cell>
        </table:table-row>
        <table:table-row table:style-name="ro2">
          <table:covered-table-cell/>
          <table:table-cell office:value-type="string" calcext:value-type="string">
            <text:p>8 tasks</text:p>
          </table:table-cell>
          <table:table-cell office:value-type="string" calcext:value-type="string">
            <text:p>9 regions</text:p>
          </table:table-cell>
          <table:table-cell office:value-type="float" office:value="4125240" calcext:value-type="float">
            <text:p>4,125,240</text:p>
          </table:table-cell>
          <table:table-cell office:value-type="float" office:value="204090" calcext:value-type="float">
            <text:p>204,090</text:p>
          </table:table-cell>
          <table:table-cell office:value-type="float" office:value="10" calcext:value-type="float">
            <text:p>10</text:p>
          </table:table-cell>
          <table:table-cell office:value-type="float" office:value="109.1206" calcext:value-type="float">
            <text:p>109.1206</text:p>
          </table:table-cell>
          <table:table-cell office:value-type="float" office:value="66.6509081211101" calcext:value-type="float">
            <text:p>66.6509081211</text:p>
          </table:table-cell>
          <table:table-cell office:value-type="float" office:value="99.4562" calcext:value-type="float">
            <text:p>99.4562</text:p>
          </table:table-cell>
          <table:table-cell office:value-type="float" office:value="61.7804632493764" calcext:value-type="float">
            <text:p>61.7804632494</text:p>
          </table:table-cell>
          <table:table-cell table:style-name="Default" office:value-type="float" office:value="3899.13191" calcext:value-type="float">
            <text:p>3899.13191</text:p>
          </table:table-cell>
          <table:table-cell table:style-name="Default" office:value-type="float" office:value="52.1992726693933" calcext:value-type="float">
            <text:p>52.1992726694</text:p>
          </table:table-cell>
        </table:table-row>
        <table:table-row table:style-name="ro2">
          <table:covered-table-cell/>
          <table:table-cell office:value-type="string" calcext:value-type="string">
            <text:p>10 tasks</text:p>
          </table:table-cell>
          <table:table-cell office:value-type="string" calcext:value-type="string">
            <text:p>9 regions</text:p>
          </table:table-cell>
          <table:table-cell office:value-type="float" office:value="34350874" calcext:value-type="float">
            <text:p>34,350,874</text:p>
          </table:table-cell>
          <table:table-cell office:value-type="float" office:value="26505990" calcext:value-type="float">
            <text:p>26,505,990</text:p>
          </table:table-cell>
          <table:table-cell office:value-type="float" office:value="10" calcext:value-type="float">
            <text:p>10</text:p>
          </table:table-cell>
          <table:table-cell office:value-type="float" office:value="137.4018" calcext:value-type="float">
            <text:p>137.4018</text:p>
          </table:table-cell>
          <table:table-cell office:value-type="float" office:value="95.7434232091376" calcext:value-type="float">
            <text:p>95.7434232091</text:p>
          </table:table-cell>
          <table:table-cell office:value-type="float" office:value="161.8723" calcext:value-type="float">
            <text:p>161.8723</text:p>
          </table:table-cell>
          <table:table-cell office:value-type="float" office:value="91.5747357992607" calcext:value-type="float">
            <text:p>91.5747357993</text:p>
          </table:table-cell>
          <table:table-cell table:number-columns-repeated="2"/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12 tasks</text:p>
          </table:table-cell>
          <table:table-cell table:style-name="ce8" office:value-type="string" calcext:value-type="string" table:number-columns-spanned="1" table:number-rows-spanned="3">
            <text:p>9 regions</text:p>
          </table:table-cell>
          <table:table-cell office:value-type="float" office:value="286039728" calcext:value-type="float">
            <text:p>286,039,728</text:p>
          </table:table-cell>
          <table:table-cell office:value-type="float" office:value="5089150080" calcext:value-type="float">
            <text:p>5,089,150,080</text:p>
          </table:table-cell>
          <table:table-cell office:value-type="float" office:value="10" calcext:value-type="float">
            <text:p>10</text:p>
          </table:table-cell>
          <table:table-cell office:value-type="float" office:value="194.0576" calcext:value-type="float">
            <text:p>194.0576</text:p>
          </table:table-cell>
          <table:table-cell office:value-type="float" office:value="74.8991815939481" calcext:value-type="float">
            <text:p>74.8991815939</text:p>
          </table:table-cell>
          <table:table-cell office:value-type="float" office:value="162.6414" calcext:value-type="float">
            <text:p>162.6414</text:p>
          </table:table-cell>
          <table:table-cell office:value-type="float" office:value="80.3683477557311" calcext:value-type="float">
            <text:p>80.3683477557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float" office:value="129.2662" calcext:value-type="float">
            <text:p>129.2662</text:p>
          </table:table-cell>
          <table:table-cell table:style-name="Default" office:value-type="float" office:value="84.1419925847065" calcext:value-type="float">
            <text:p>84.1419925847</text:p>
          </table:table-cell>
          <table:table-cell table:style-name="Default" office:value-type="float" office:value="222.5765" calcext:value-type="float">
            <text:p>222.5765</text:p>
          </table:table-cell>
          <table:table-cell table:style-name="Default" office:value-type="float" office:value="98.9142214672939" calcext:value-type="float">
            <text:p>98.9142214673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office:value-type="float" office:value="126.6528" calcext:value-type="float">
            <text:p>126.6528</text:p>
          </table:table-cell>
          <table:table-cell table:style-name="Default" office:value-type="float" office:value="76.5871227658912" calcext:value-type="float">
            <text:p>76.5871227659</text:p>
          </table:table-cell>
          <table:table-cell table:style-name="Default" office:value-type="float" office:value="184.5638" calcext:value-type="float">
            <text:p>184.5638</text:p>
          </table:table-cell>
          <table:table-cell table:style-name="Default" office:value-type="float" office:value="90.225720580883" calcext:value-type="float">
            <text:p>90.2257205809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14 tasks</text:p>
          </table:table-cell>
          <table:table-cell office:value-type="string" calcext:value-type="string">
            <text:p>9 regions</text:p>
          </table:table-cell>
          <table:table-cell office:value-type="float" office:value="2381852815" calcext:value-type="float">
            <text:p>2,381,852,815</text:p>
          </table:table-cell>
          <table:table-cell office:value-type="float" office:value="1389300000000" calcext:value-type="float">
            <text:p>1,389,300,000,000</text:p>
          </table:table-cell>
          <table:table-cell office:value-type="float" office:value="10" calcext:value-type="float">
            <text:p>10</text:p>
          </table:table-cell>
          <table:table-cell office:value-type="float" office:value="222.6787" calcext:value-type="float">
            <text:p>222.6787</text:p>
          </table:table-cell>
          <table:table-cell office:value-type="float" office:value="90.5809644270885" calcext:value-type="float">
            <text:p>90.5809644271</text:p>
          </table:table-cell>
          <table:table-cell office:value-type="float" office:value="219.2186" calcext:value-type="float">
            <text:p>219.2186</text:p>
          </table:table-cell>
          <table:table-cell table:style-name="ce11" office:value-type="float" office:value="108.32317261119" calcext:value-type="float">
            <text:p>108.3231726112</text:p>
          </table:table-cell>
          <table:table-cell table:number-columns-repeated="2"/>
        </table:table-row>
      </table:table>
      <table:table table:name="Sheet4" table:style-name="ta1">
        <table:table-column table:style-name="co2" table:number-columns-repeated="42" table:default-cell-style-name="Default"/>
        <table:table-row table:style-name="ro2">
          <table:table-cell office:value-type="string" calcext:value-type="string">
            <text:p>'b05s'</text:p>
          </table:table-cell>
          <table:table-cell office:value-type="string" calcext:value-type="string">
            <text:p>'a03s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b01s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b01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b09e'</text:p>
          </table:table-cell>
          <table:table-cell office:value-type="string" calcext:value-type="string">
            <text:p>'b10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b06f'</text:p>
          </table:table-cell>
          <table:table-cell office:value-type="string" calcext:value-type="string">
            <text:p>'b02s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2f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c08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b11e'</text:p>
          </table:table-cell>
          <table:table-cell office:value-type="string" calcext:value-type="string">
            <text:p>'b08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b07e'</text:p>
          </table:table-cell>
          <table:table-cell office:value-type="string" calcext:value-type="string">
            <text:p>'c09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a14e'</text:p>
          </table:table-cell>
          <table:table-cell office:value-type="string" calcext:value-type="string">
            <text:p>'a15e'</text:p>
          </table:table-cell>
          <table:table-cell office:value-type="string" calcext:value-type="string">
            <text:p>'a10e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a04f'</text:p>
          </table:table-cell>
          <table:table-cell/>
        </table:table-row>
        <table:table-row table:style-name="ro2">
          <table:table-cell table:number-columns-repeated="42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.22020814901045" calcext:value-type="float">
            <text:p>5.220208149</text:p>
          </table:table-cell>
          <table:table-cell office:value-type="float" office:value="11.0889360321876" calcext:value-type="float">
            <text:p>11.08893603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.55628065724317" calcext:value-type="float">
            <text:p>9.5562806572</text:p>
          </table:table-cell>
          <table:table-cell office:value-type="float" office:value="0.610327780786685" calcext:value-type="float">
            <text:p>0.6103277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500553327047172" calcext:value-type="float">
            <text:p>0.500553327</text:p>
          </table:table-cell>
          <table:table-cell office:value-type="float" office:value="14.000019772601" calcext:value-type="float">
            <text:p>14.0000197726</text:p>
          </table:table-cell>
          <table:table-cell office:value-type="float" office:value="0.50762652161252" calcext:value-type="float">
            <text:p>0.5076265216</text:p>
          </table:table-cell>
          <table:table-cell office:value-type="float" office:value="14.8280209091312" calcext:value-type="float">
            <text:p>14.8280209091</text:p>
          </table:table-cell>
          <table:table-cell office:value-type="float" office:value="5.07137955810494" calcext:value-type="float">
            <text:p>5.0713795581</text:p>
          </table:table-cell>
          <table:table-cell table:formula="of:=SUM([.A3:.AO3])" office:value-type="float" office:value="75.3833527077247" calcext:value-type="float">
            <text:p>75.383352707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.28843925936566" calcext:value-type="float">
            <text:p>5.2884392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43659356696" calcext:value-type="float">
            <text:p>12.6436593567</text:p>
          </table:table-cell>
          <table:table-cell office:value-type="float" office:value="11.1264057330686" calcext:value-type="float">
            <text:p>11.1264057331</text:p>
          </table:table-cell>
          <table:table-cell office:value-type="float" office:value="0" calcext:value-type="float">
            <text:p>0</text:p>
          </table:table-cell>
          <table:table-cell office:value-type="float" office:value="11.3852975367357" calcext:value-type="float">
            <text:p>11.3852975367</text:p>
          </table:table-cell>
          <table:table-cell office:value-type="float" office:value="0.501134932103341" calcext:value-type="float">
            <text:p>0.5011349321</text:p>
          </table:table-cell>
          <table:table-cell office:value-type="float" office:value="14.0000405792331" calcext:value-type="float">
            <text:p>14.0000405792</text:p>
          </table:table-cell>
          <table:table-cell office:value-type="float" office:value="0.510029696964928" calcext:value-type="float">
            <text:p>0.510029697</text:p>
          </table:table-cell>
          <table:table-cell office:value-type="float" office:value="15.0820011062728" calcext:value-type="float">
            <text:p>15.0820011063</text:p>
          </table:table-cell>
          <table:table-cell office:value-type="float" office:value="5.16946743257736" calcext:value-type="float">
            <text:p>5.1694674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523424259332" calcext:value-type="float">
            <text:p>5.3523424259</text:p>
          </table:table-cell>
          <table:table-cell office:value-type="float" office:value="14.2977662180902" calcext:value-type="float">
            <text:p>14.2977662181</text:p>
          </table:table-cell>
          <table:table-cell office:value-type="float" office:value="4.86587068579347" calcext:value-type="float">
            <text:p>4.8658706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0330085889911" calcext:value-type="float">
            <text:p>5.3033008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05358043328595" calcext:value-type="float">
            <text:p>0.50535804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4:.AO4])" office:value-type="float" office:value="148.031113865062" calcext:value-type="float">
            <text:p>148.0311138651</text:p>
          </table:table-cell>
        </table:table-row>
        <table:table-row table:style-name="ro2">
          <table:table-cell table:number-columns-repeated="23" office:value-type="float" office:value="0" calcext:value-type="float">
            <text:p>0</text:p>
          </table:table-cell>
          <table:table-cell office:value-type="float" office:value="7.6960254629902" calcext:value-type="float">
            <text:p>7.696025463</text:p>
          </table:table-cell>
          <table:table-cell office:value-type="float" office:value="6.57982029546408" calcext:value-type="float">
            <text:p>6.5798202955</text:p>
          </table:table-cell>
          <table:table-cell office:value-type="float" office:value="0" calcext:value-type="float">
            <text:p>0</text:p>
          </table:table-cell>
          <table:table-cell office:value-type="float" office:value="4.22955973330318" calcext:value-type="float">
            <text:p>4.2295597333</text:p>
          </table:table-cell>
          <table:table-cell office:value-type="float" office:value="12.1603562849606" calcext:value-type="float">
            <text:p>12.160356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55109612611" calcext:value-type="float">
            <text:p>4.7055109613</text:p>
          </table:table-cell>
          <table:table-cell office:value-type="float" office:value="0" calcext:value-type="float">
            <text:p>0</text:p>
          </table:table-cell>
          <table:table-cell office:value-type="float" office:value="0.529687912584445" calcext:value-type="float">
            <text:p>0.5296879126</text:p>
          </table:table-cell>
          <table:table-cell office:value-type="float" office:value="0" calcext:value-type="float">
            <text:p>0</text:p>
          </table:table-cell>
          <table:table-cell office:value-type="float" office:value="0.520515965560367" calcext:value-type="float">
            <text:p>0.5205159656</text:p>
          </table:table-cell>
          <table:table-cell office:value-type="float" office:value="3.77262683029525" calcext:value-type="float">
            <text:p>3.77262683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5:.AO5])" office:value-type="float" office:value="40.1941034464192" calcext:value-type="float">
            <text:p>40.1941034464</text:p>
          </table:table-cell>
        </table:table-row>
        <table:table-row table:style-name="ro2">
          <table:table-cell table:number-columns-repeated="42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0682311103552058" calcext:value-type="float">
            <text:p>0.06823111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0.4180363736519" calcext:value-type="float">
            <text:p>70.41803637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16363690388364" calcext:value-type="float">
            <text:p>5.16363690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4.7623257825363" calcext:value-type="float">
            <text:p>54.76232578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7:.AO7])" office:value-type="float" office:value="130.412230170427" calcext:value-type="float">
            <text:p>130.4122301704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1.0889360321876" calcext:value-type="float">
            <text:p>11.08893603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81426601209668" calcext:value-type="float">
            <text:p>4.8142660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7651943656497" calcext:value-type="float">
            <text:p>1.276519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991601826376" calcext:value-type="float">
            <text:p>2.389916018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A8:.AO8])" office:value-type="float" office:value="19.569637499113" calcext:value-type="float">
            <text:p>19.5696374991</text:p>
          </table:table-cell>
        </table:table-row>
        <table:table-row table:style-name="ro2">
          <table:table-cell table:number-columns-repeated="23" office:value-type="float" office:value="0" calcext:value-type="float">
            <text:p>0</text:p>
          </table:table-cell>
          <table:table-cell office:value-type="float" office:value="108.429631544128" calcext:value-type="float">
            <text:p>108.42963154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2944890387389" calcext:value-type="float">
            <text:p>9.2944890387</text:p>
          </table:table-cell>
          <table:table-cell office:value-type="float" office:value="0" calcext:value-type="float">
            <text:p>0</text:p>
          </table:table-cell>
          <table:table-cell office:value-type="float" office:value="13.4703120874156" calcext:value-type="float">
            <text:p>13.470312087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A9:.AO9])" office:value-type="float" office:value="131.194432670283" calcext:value-type="float">
            <text:p>131.1944326703</text:p>
          </table:table-cell>
        </table:table-row>
        <table:table-row table:style-name="ro2" table:number-rows-repeated="4">
          <table:table-cell table:number-columns-repeated="42"/>
        </table:table-row>
        <table:table-row table:style-name="ro2">
          <table:table-cell office:value-type="float" office:value="205.795582878152" calcext:value-type="float">
            <text:p>205.7955828782</text:p>
          </table:table-cell>
          <table:table-cell table:number-columns-repeated="41"/>
        </table:table-row>
        <table:table-row table:style-name="ro2" table:number-rows-repeated="5">
          <table:table-cell table:number-columns-repeated="42"/>
        </table:table-row>
        <table:table-row table:style-name="ro2">
          <table:table-cell office:value-type="float" office:value="16.4871620526748" calcext:value-type="float">
            <text:p>16.4871620527</text:p>
          </table:table-cell>
          <table:table-cell office:value-type="float" office:value="10.9342453109251" calcext:value-type="float">
            <text:p>10.9342453109</text:p>
          </table:table-cell>
          <table:table-cell office:value-type="float" office:value="16.4871620526748" calcext:value-type="float">
            <text:p>16.4871620527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'a14e'</text:p>
          </table:table-cell>
          <table:table-cell office:value-type="string" calcext:value-type="string">
            <text:p>'b05f'</text:p>
          </table:table-cell>
          <table:table-cell office:value-type="string" calcext:value-type="string">
            <text:p>'b06s'</text:p>
          </table:table-cell>
          <table:table-cell office:value-type="string" calcext:value-type="string">
            <text:p>'c10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2s'</text:p>
          </table:table-cell>
          <table:table-cell table:number-columns-repeated="34"/>
        </table:table-row>
        <table:table-row table:style-name="ro2">
          <table:table-cell office:value-type="float" office:value="15.1329535519568" calcext:value-type="float">
            <text:p>15.132953552</text:p>
          </table:table-cell>
          <table:table-cell office:value-type="float" office:value="44.1635865912479" calcext:value-type="float">
            <text:p>44.1635865912</text:p>
          </table:table-cell>
          <table:table-cell office:value-type="float" office:value="32.6271859877575" calcext:value-type="float">
            <text:p>32.6271859878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'c10e'</text:p>
          </table:table-cell>
          <table:table-cell office:value-type="string" calcext:value-type="string">
            <text:p>'b12e'</text:p>
          </table:table-cell>
          <table:table-cell office:value-type="string" calcext:value-type="string">
            <text:p>'a03f'</text:p>
          </table:table-cell>
          <table:table-cell office:value-type="string" calcext:value-type="string">
            <text:p>'a04s'</text:p>
          </table:table-cell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09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3e'</text:p>
          </table:table-cell>
          <table:table-cell office:value-type="string" calcext:value-type="string">
            <text:p>'c11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b14e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6f'</text:p>
          </table:table-cell>
          <table:table-cell table:number-columns-repeated="25"/>
        </table:table-row>
        <table:table-row table:style-name="ro2">
          <table:table-cell office:value-type="float" office:value="30.9203099113978" calcext:value-type="float">
            <text:p>30.9203099114</text:p>
          </table:table-cell>
          <table:table-cell office:value-type="float" office:value="38.3646074506003" calcext:value-type="float">
            <text:p>38.3646074506</text:p>
          </table:table-cell>
          <table:table-cell office:value-type="float" office:value="28.9284448150684" calcext:value-type="float">
            <text:p>28.928444815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'c01f'</text:p>
          </table:table-cell>
          <table:table-cell office:value-type="string" calcext:value-type="string">
            <text:p>'c07s'</text:p>
          </table:table-cell>
          <table:table-cell office:value-type="string" calcext:value-type="string">
            <text:p>'a13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6f'</text:p>
          </table:table-cell>
          <table:table-cell table:number-columns-repeated="26"/>
        </table:table-row>
        <table:table-row table:style-name="ro2">
          <table:table-cell office:value-type="float" office:value="30.9203079193811" calcext:value-type="float">
            <text:p>30.9203079194</text:p>
          </table:table-cell>
          <table:table-cell office:value-type="float" office:value="38.1171451898762" calcext:value-type="float">
            <text:p>38.1171451899</text:p>
          </table:table-cell>
          <table:table-cell office:value-type="float" office:value="28.9284428230517" calcext:value-type="float">
            <text:p>28.928442823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'a13e'</text:p>
          </table:table-cell>
          <table:table-cell office:value-type="string" calcext:value-type="string">
            <text:p>'c07f'</text:p>
          </table:table-cell>
          <table:table-cell office:value-type="string" calcext:value-type="string">
            <text:p>'c08s'</text:p>
          </table:table-cell>
          <table:table-cell office:value-type="string" calcext:value-type="string">
            <text:p>'b17e'</text:p>
          </table:table-cell>
          <table:table-cell office:value-type="string" calcext:value-type="string">
            <text:p>'b16e'</text:p>
          </table:table-cell>
          <table:table-cell office:value-type="string" calcext:value-type="string">
            <text:p>'a12e'</text:p>
          </table:table-cell>
          <table:table-cell office:value-type="string" calcext:value-type="string">
            <text:p>'c13e'</text:p>
          </table:table-cell>
          <table:table-cell office:value-type="string" calcext:value-type="string">
            <text:p>'a11e'</text:p>
          </table:table-cell>
          <table:table-cell office:value-type="string" calcext:value-type="string">
            <text:p>'c12e'</text:p>
          </table:table-cell>
          <table:table-cell office:value-type="string" calcext:value-type="string">
            <text:p>'c08f'</text:p>
          </table:table-cell>
          <table:table-cell office:value-type="string" calcext:value-type="string">
            <text:p>'c02s'</text:p>
          </table:table-cell>
          <table:table-cell office:value-type="string" calcext:value-type="string">
            <text:p>'a04f'</text:p>
          </table:table-cell>
          <table:table-cell office:value-type="string" calcext:value-type="string">
            <text:p>'b15e'</text:p>
          </table:table-cell>
          <table:table-cell office:value-type="string" calcext:value-type="string">
            <text:p>'b06f'</text:p>
          </table:table-cell>
          <table:table-cell table:number-columns-repeated="28"/>
        </table:table-row>
        <table:table-row table:style-name="ro2">
          <table:table-cell office:value-type="float" office:value="30.2825302432569" calcext:value-type="float">
            <text:p>30.2825302433</text:p>
          </table:table-cell>
          <table:table-cell office:value-type="float" office:value="38.7026033730879" calcext:value-type="float">
            <text:p>38.7026033731</text:p>
          </table:table-cell>
          <table:table-cell office:value-type="float" office:value="30.2825302432569" calcext:value-type="float">
            <text:p>30.2825302433</text:p>
          </table:table-cell>
          <table:table-cell table:number-columns-repeated="39"/>
        </table:table-row>
      </table:table>
      <table:table table:name="Sheet5" table:style-name="ta1">
        <table:table-column table:style-name="co2" table:default-cell-style-name="ce9"/>
        <table:table-column table:style-name="co2" table:default-cell-style-name="Default"/>
        <table:table-column table:style-name="co2" table:default-cell-style-name="ce13"/>
        <table:table-column table:style-name="co5" table:default-cell-style-name="ce10"/>
        <table:table-column table:style-name="co6" table:default-cell-style-name="ce10"/>
        <table:table-column table:style-name="co2" table:number-columns-repeated="5" table:default-cell-style-name="ce9"/>
        <table:table-column table:style-name="co2" table:number-columns-repeated="9" table:default-cell-style-name="Default"/>
        <table:table-row table:style-name="ro2" table:number-rows-repeated="2">
          <table:table-cell table:style-name="Default"/>
          <table:table-cell/>
          <table:table-cell table:style-name="Default" table:number-columns-repeated="8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19" table:number-columns-repeated="2"/>
          <table:table-cell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style-name="ce12" office:value-type="string" calcext:value-type="string" table:number-columns-spanned="2" table:number-rows-spanned="1">
            <text:p>Greedy</text:p>
          </table:table-cell>
          <table:covered-table-cell table:style-name="ce17"/>
          <table:table-cell table:style-name="ce8" office:value-type="string" calcext:value-type="string" table:number-columns-spanned="2" table:number-rows-spanned="1">
            <text:p>Dijkstra Mono</text:p>
          </table:table-cell>
          <table:covered-table-cell/>
          <table:table-cell table:style-name="ce8" office:value-type="string" calcext:value-type="string" table:number-columns-spanned="2" table:number-rows-spanned="1">
            <text:p>GA Mon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GA Hierarchica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Dijkstra Hierarchical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GA Horizon</text:p>
          </table:table-cell>
          <table:covered-table-cell table:style-name="ce13"/>
          <table:table-cell/>
        </table:table-row>
        <table:table-row table:style-name="ro2">
          <table:table-cell table:style-name="Default"/>
          <table:table-cell/>
          <table:table-cell table:style-name="ce9"/>
          <table:table-cell table:style-name="ce9" office:value-type="string" calcext:value-type="string">
            <text:p>#states</text:p>
          </table:table-cell>
          <table:table-cell table:style-name="ce9" office:value-type="string" calcext:value-type="string">
            <text:p>approx #abs. Plan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Time 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Cost</text:p>
          </table:table-cell>
          <table:table-cell table:style-name="ce19"/>
        </table:table-row>
        <table:table-row table:style-name="ro2">
          <table:table-cell table:style-name="ce8" office:value-type="string" calcext:value-type="string" table:number-columns-spanned="1" table:number-rows-spanned="9">
            <text:p>2 robots</text:p>
          </table:table-cell>
          <table:table-cell table:style-name="ce12" office:value-type="string" calcext:value-type="string" table:number-columns-spanned="1" table:number-rows-spanned="3">
            <text:p>4 tasks</text:p>
          </table:table-cell>
          <table:table-cell office:value-type="string" calcext:value-type="string">
            <text:p>4 regions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.37993" calcext:value-type="float">
            <text:p>0.37993</text:p>
          </table:table-cell>
          <table:table-cell office:value-type="float" office:value="10.5805785415818" calcext:value-type="float">
            <text:p>10.5805785416</text:p>
          </table:table-cell>
          <table:table-cell office:value-type="float" office:value="1.771612" calcext:value-type="float">
            <text:p>1.771612</text:p>
          </table:table-cell>
          <table:table-cell office:value-type="float" office:value="8.7376" calcext:value-type="float">
            <text:p>8.7376</text:p>
          </table:table-cell>
          <table:table-cell table:style-name="ce9" office:value-type="float" office:value="6.583507" calcext:value-type="float">
            <text:p>6.583507</text:p>
          </table:table-cell>
          <table:table-cell table:style-name="ce9" office:value-type="float" office:value="8.62284311789875" calcext:value-type="float">
            <text:p>8.6228431179</text:p>
          </table:table-cell>
          <table:table-cell table:style-name="ce9" office:value-type="float" office:value="1.617665" calcext:value-type="float">
            <text:p>1.617665</text:p>
          </table:table-cell>
          <table:table-cell table:style-name="ce9" office:value-type="float" office:value="8.62284311789875" calcext:value-type="float">
            <text:p>8.6228431179</text:p>
          </table:table-cell>
          <table:table-cell table:style-name="ce9" office:value-type="float" office:value="0.3014" calcext:value-type="float">
            <text:p>0.3014</text:p>
          </table:table-cell>
          <table:table-cell table:style-name="ce9" office:value-type="float" office:value="8.62284311789875" calcext:value-type="float">
            <text:p>8.6228431179</text:p>
          </table:table-cell>
          <table:table-cell table:style-name="ce9" office:value-type="float" office:value="1.9428" calcext:value-type="float">
            <text:p>1.9428</text:p>
          </table:table-cell>
          <table:table-cell table:style-name="ce9" office:value-type="float" office:value="9.15932111556063" calcext:value-type="float">
            <text:p>9.1593211156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680" calcext:value-type="float">
            <text:p>1,68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.265337" calcext:value-type="float">
            <text:p>5.265337</text:p>
          </table:table-cell>
          <table:table-cell office:value-type="float" office:value="19.3952071088138" calcext:value-type="float">
            <text:p>19.3952071088</text:p>
          </table:table-cell>
          <table:table-cell office:value-type="float" office:value="5.897561" calcext:value-type="float">
            <text:p>5.897561</text:p>
          </table:table-cell>
          <table:table-cell office:value-type="float" office:value="10.9264" calcext:value-type="float">
            <text:p>10.9264</text:p>
          </table:table-cell>
          <table:table-cell table:style-name="ce9" office:value-type="float" office:value="8.62763" calcext:value-type="float">
            <text:p>8.62763</text:p>
          </table:table-cell>
          <table:table-cell table:style-name="ce9" office:value-type="float" office:value="10.8319579925985" calcext:value-type="float">
            <text:p>10.8319579926</text:p>
          </table:table-cell>
          <table:table-cell table:style-name="ce9" office:value-type="float" office:value="4.167892" calcext:value-type="float">
            <text:p>4.167892</text:p>
          </table:table-cell>
          <table:table-cell table:style-name="ce9" office:value-type="float" office:value="10.8319579925985" calcext:value-type="float">
            <text:p>10.8319579926</text:p>
          </table:table-cell>
          <table:table-cell table:style-name="ce9" office:value-type="float" office:value="0.5063" calcext:value-type="float">
            <text:p>0.5063</text:p>
          </table:table-cell>
          <table:table-cell table:style-name="ce9" office:value-type="float" office:value="11.6889114179457" calcext:value-type="float">
            <text:p>11.6889114179</text:p>
          </table:table-cell>
          <table:table-cell table:style-name="ce9" office:value-type="float" office:value="2.4157" calcext:value-type="float">
            <text:p>2.4157</text:p>
          </table:table-cell>
          <table:table-cell table:style-name="ce9" office:value-type="float" office:value="10.8319579925985" calcext:value-type="float">
            <text:p>10.8319579926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4032" calcext:value-type="float">
            <text:p>4,0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3.886266" calcext:value-type="float">
            <text:p>13.886266</text:p>
          </table:table-cell>
          <table:table-cell office:value-type="float" office:value="20.9914956698197" calcext:value-type="float">
            <text:p>20.9914956698</text:p>
          </table:table-cell>
          <table:table-cell office:value-type="float" office:value="13.089912" calcext:value-type="float">
            <text:p>13.089912</text:p>
          </table:table-cell>
          <table:table-cell office:value-type="float" office:value="11.8768" calcext:value-type="float">
            <text:p>11.8768</text:p>
          </table:table-cell>
          <table:table-cell table:style-name="ce9" office:value-type="float" office:value="12.403683" calcext:value-type="float">
            <text:p>12.403683</text:p>
          </table:table-cell>
          <table:table-cell table:style-name="ce9" office:value-type="float" office:value="11.0565543062488" calcext:value-type="float">
            <text:p>11.0565543062</text:p>
          </table:table-cell>
          <table:table-cell table:style-name="ce9" office:value-type="float" office:value="5.836299" calcext:value-type="float">
            <text:p>5.836299</text:p>
          </table:table-cell>
          <table:table-cell table:style-name="ce9" office:value-type="float" office:value="11.2895" calcext:value-type="float">
            <text:p>11.2895</text:p>
          </table:table-cell>
          <table:table-cell table:style-name="ce9" office:value-type="float" office:value="1.7177" calcext:value-type="float">
            <text:p>1.7177</text:p>
          </table:table-cell>
          <table:table-cell table:style-name="ce9" office:value-type="float" office:value="11.7617755126942" calcext:value-type="float">
            <text:p>11.7617755127</text:p>
          </table:table-cell>
          <table:table-cell table:style-name="ce9" office:value-type="float" office:value="2.6413" calcext:value-type="float">
            <text:p>2.6413</text:p>
          </table:table-cell>
          <table:table-cell table:style-name="ce9" office:value-type="float" office:value="13.6796" calcext:value-type="float">
            <text:p>13.6796</text:p>
          </table:table-cell>
          <table:table-cell table:style-name="ce19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6 tasks</text:p>
          </table:table-cell>
          <table:table-cell office:value-type="string" calcext:value-type="string">
            <text:p>4 regions</text:p>
          </table:table-cell>
          <table:table-cell office:value-type="float" office:value="4224" calcext:value-type="float">
            <text:p>4,22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.924228" calcext:value-type="float">
            <text:p>11.924228</text:p>
          </table:table-cell>
          <table:table-cell office:value-type="float" office:value="20.399522706092" calcext:value-type="float">
            <text:p>20.3995227061</text:p>
          </table:table-cell>
          <table:table-cell office:value-type="float" office:value="20.408306" calcext:value-type="float">
            <text:p>20.408306</text:p>
          </table:table-cell>
          <table:table-cell office:value-type="float" office:value="10.4851532814664" calcext:value-type="float">
            <text:p>10.4851532815</text:p>
          </table:table-cell>
          <table:table-cell table:style-name="ce9" office:value-type="float" office:value="22.295825" calcext:value-type="float">
            <text:p>22.295825</text:p>
          </table:table-cell>
          <table:table-cell table:style-name="ce9" office:value-type="float" office:value="10.4828323021161" calcext:value-type="float">
            <text:p>10.4828323021</text:p>
          </table:table-cell>
          <table:table-cell table:style-name="ce9" office:value-type="float" office:value="6.647065" calcext:value-type="float">
            <text:p>6.647065</text:p>
          </table:table-cell>
          <table:table-cell table:style-name="ce9" office:value-type="float" office:value="10.4828323021161" calcext:value-type="float">
            <text:p>10.4828323021</text:p>
          </table:table-cell>
          <table:table-cell table:style-name="ce9" office:value-type="float" office:value="0.8186" calcext:value-type="float">
            <text:p>0.8186</text:p>
          </table:table-cell>
          <table:table-cell table:style-name="ce9" office:value-type="float" office:value="10.4828323021161" calcext:value-type="float">
            <text:p>10.4828323021</text:p>
          </table:table-cell>
          <table:table-cell table:style-name="ce9" office:value-type="float" office:value="2.6245" calcext:value-type="float">
            <text:p>2.6245</text:p>
          </table:table-cell>
          <table:table-cell table:style-name="ce9" office:value-type="float" office:value="10.4828323021161" calcext:value-type="float">
            <text:p>10.4828323021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0560" calcext:value-type="float">
            <text:p>10,560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20.383375" calcext:value-type="float">
            <text:p>20.383375</text:p>
          </table:table-cell>
          <table:table-cell office:value-type="float" office:value="22.4452070453104" calcext:value-type="float">
            <text:p>22.4452070453</text:p>
          </table:table-cell>
          <table:table-cell office:value-type="float" office:value="111.57269" calcext:value-type="float">
            <text:p>111.57269</text:p>
          </table:table-cell>
          <table:table-cell office:value-type="float" office:value="15.7267391670559" calcext:value-type="float">
            <text:p>15.7267391671</text:p>
          </table:table-cell>
          <table:table-cell table:style-name="ce9" office:value-type="float" office:value="63.293957" calcext:value-type="float">
            <text:p>63.293957</text:p>
          </table:table-cell>
          <table:table-cell table:style-name="ce9" office:value-type="float" office:value="15.3006" calcext:value-type="float">
            <text:p>15.3006</text:p>
          </table:table-cell>
          <table:table-cell table:style-name="ce9" office:value-type="float" office:value="9.74491" calcext:value-type="float">
            <text:p>9.74491</text:p>
          </table:table-cell>
          <table:table-cell table:style-name="ce9" office:value-type="float" office:value="15.3006" calcext:value-type="float">
            <text:p>15.3006</text:p>
          </table:table-cell>
          <table:table-cell table:style-name="ce9" office:value-type="float" office:value="1.2821" calcext:value-type="float">
            <text:p>1.2821</text:p>
          </table:table-cell>
          <table:table-cell table:style-name="ce9" office:value-type="float" office:value="15.7267391670559" calcext:value-type="float">
            <text:p>15.7267391671</text:p>
          </table:table-cell>
          <table:table-cell table:style-name="ce9" office:value-type="float" office:value="3.8944" calcext:value-type="float">
            <text:p>3.8944</text:p>
          </table:table-cell>
          <table:table-cell table:style-name="ce9" office:value-type="float" office:value="16.0441272248661" calcext:value-type="float">
            <text:p>16.0441272249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25344" calcext:value-type="float">
            <text:p>25,34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32.272044" calcext:value-type="float">
            <text:p>32.272044</text:p>
          </table:table-cell>
          <table:table-cell office:value-type="float" office:value="24.5013193674928" calcext:value-type="float">
            <text:p>24.5013193675</text:p>
          </table:table-cell>
          <table:table-cell office:value-type="float" office:value="458.544152" calcext:value-type="float">
            <text:p>458.544152</text:p>
          </table:table-cell>
          <table:table-cell office:value-type="float" office:value="16.4983" calcext:value-type="float">
            <text:p>16.4983</text:p>
          </table:table-cell>
          <table:table-cell table:style-name="ce9" office:value-type="float" office:value="76.39496" calcext:value-type="float">
            <text:p>76.39496</text:p>
          </table:table-cell>
          <table:table-cell table:style-name="ce9" office:value-type="float" office:value="16.026" calcext:value-type="float">
            <text:p>16.026</text:p>
          </table:table-cell>
          <table:table-cell table:style-name="ce9" office:value-type="float" office:value="17.571444" calcext:value-type="float">
            <text:p>17.571444</text:p>
          </table:table-cell>
          <table:table-cell table:style-name="ce9" office:value-type="float" office:value="16.451" calcext:value-type="float">
            <text:p>16.451</text:p>
          </table:table-cell>
          <table:table-cell table:style-name="ce9" office:value-type="float" office:value="2.5646" calcext:value-type="float">
            <text:p>2.5646</text:p>
          </table:table-cell>
          <table:table-cell table:style-name="ce9" office:value-type="float" office:value="16.6307918556799" calcext:value-type="float">
            <text:p>16.6307918557</text:p>
          </table:table-cell>
          <table:table-cell table:style-name="ce9" office:value-type="float" office:value="5.4095" calcext:value-type="float">
            <text:p>5.4095</text:p>
          </table:table-cell>
          <table:table-cell table:style-name="ce9" office:value-type="float" office:value="17.321072682477" calcext:value-type="float">
            <text:p>17.3210726825</text:p>
          </table:table-cell>
          <table:table-cell table:style-name="ce19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8 tasks</text:p>
          </table:table-cell>
          <table:table-cell office:value-type="string" calcext:value-type="string">
            <text:p>4 regions</text:p>
          </table:table-cell>
          <table:table-cell office:value-type="float" office:value="24576" calcext:value-type="float">
            <text:p>24,57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58.885639" calcext:value-type="float">
            <text:p>58.885639</text:p>
          </table:table-cell>
          <table:table-cell office:value-type="float" office:value="20.2724226985537" calcext:value-type="float">
            <text:p>20.2724226986</text:p>
          </table:table-cell>
          <table:table-cell office:value-type="float" office:value="566.670606" calcext:value-type="float">
            <text:p>566.670606</text:p>
          </table:table-cell>
          <table:table-cell office:value-type="float" office:value="12.5639577617407" calcext:value-type="float">
            <text:p>12.5639577617</text:p>
          </table:table-cell>
          <table:table-cell table:style-name="ce9" office:value-type="float" office:value="122.401804" calcext:value-type="float">
            <text:p>122.401804</text:p>
          </table:table-cell>
          <table:table-cell table:style-name="ce9" office:value-type="float" office:value="12.6976" calcext:value-type="float">
            <text:p>12.6976</text:p>
          </table:table-cell>
          <table:table-cell table:style-name="ce9" office:value-type="float" office:value="17.637764" calcext:value-type="float">
            <text:p>17.637764</text:p>
          </table:table-cell>
          <table:table-cell table:style-name="ce9" office:value-type="float" office:value="12.6976" calcext:value-type="float">
            <text:p>12.6976</text:p>
          </table:table-cell>
          <table:table-cell table:style-name="ce9" office:value-type="float" office:value="1.2716" calcext:value-type="float">
            <text:p>1.2716</text:p>
          </table:table-cell>
          <table:table-cell table:style-name="ce9" office:value-type="float" office:value="12.6975880723437" calcext:value-type="float">
            <text:p>12.6975880723</text:p>
          </table:table-cell>
          <table:table-cell table:style-name="ce9" office:value-type="float" office:value="5.5825" calcext:value-type="float">
            <text:p>5.5825</text:p>
          </table:table-cell>
          <table:table-cell table:style-name="ce9" office:value-type="float" office:value="13.4570628713245" calcext:value-type="float">
            <text:p>13.4570628713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61440" calcext:value-type="float">
            <text:p>61,440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631.539096" calcext:value-type="float">
            <text:p>631.539096</text:p>
          </table:table-cell>
          <table:table-cell office:value-type="float" office:value="23.1386656785549" calcext:value-type="float">
            <text:p>23.1386656786</text:p>
          </table:table-cell>
          <table:table-cell office:value-type="float" office:value="3174.437511" calcext:value-type="float">
            <text:p>3174.437511</text:p>
          </table:table-cell>
          <table:table-cell office:value-type="float" office:value="13.6527" calcext:value-type="float">
            <text:p>13.6527</text:p>
          </table:table-cell>
          <table:table-cell table:style-name="ce9" office:value-type="float" office:value="205.343726" calcext:value-type="float">
            <text:p>205.343726</text:p>
          </table:table-cell>
          <table:table-cell table:style-name="ce9" office:value-type="float" office:value="13.6527" calcext:value-type="float">
            <text:p>13.6527</text:p>
          </table:table-cell>
          <table:table-cell table:style-name="ce9" office:value-type="float" office:value="19.814849" calcext:value-type="float">
            <text:p>19.814849</text:p>
          </table:table-cell>
          <table:table-cell table:style-name="ce9" office:value-type="float" office:value="14.3575344984613" calcext:value-type="float">
            <text:p>14.3575344985</text:p>
          </table:table-cell>
          <table:table-cell table:style-name="ce9" office:value-type="float" office:value="2.9166" calcext:value-type="float">
            <text:p>2.9166</text:p>
          </table:table-cell>
          <table:table-cell table:style-name="ce9" office:value-type="float" office:value="15.2423559022571" calcext:value-type="float">
            <text:p>15.2423559023</text:p>
          </table:table-cell>
          <table:table-cell table:style-name="ce9" office:value-type="float" office:value="5.8547" calcext:value-type="float">
            <text:p>5.8547</text:p>
          </table:table-cell>
          <table:table-cell table:style-name="ce9" office:value-type="float" office:value="16.0498761192532" calcext:value-type="float">
            <text:p>16.0498761193</text:p>
          </table:table-cell>
          <table:table-cell table:style-name="ce1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147456" calcext:value-type="float">
            <text:p>147,45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1162.02475" calcext:value-type="float">
            <text:p>1162.02475</text:p>
          </table:table-cell>
          <table:table-cell office:value-type="float" office:value="39.4840390259143" calcext:value-type="float">
            <text:p>39.4840390259</text:p>
          </table:table-cell>
          <table:table-cell table:number-columns-repeated="2" office:value-type="string" calcext:value-type="string">
            <text:p>*</text:p>
          </table:table-cell>
          <table:table-cell table:style-name="ce9" office:value-type="float" office:value="479.656179" calcext:value-type="float">
            <text:p>479.656179</text:p>
          </table:table-cell>
          <table:table-cell table:style-name="ce9" office:value-type="float" office:value="15.3938" calcext:value-type="float">
            <text:p>15.3938</text:p>
          </table:table-cell>
          <table:table-cell table:style-name="ce9" office:value-type="float" office:value="65.133334" calcext:value-type="float">
            <text:p>65.133334</text:p>
          </table:table-cell>
          <table:table-cell table:style-name="ce9" office:value-type="float" office:value="17.865" calcext:value-type="float">
            <text:p>17.865</text:p>
          </table:table-cell>
          <table:table-cell table:style-name="ce9" office:value-type="float" office:value="3.321" calcext:value-type="float">
            <text:p>3.321</text:p>
          </table:table-cell>
          <table:table-cell table:style-name="ce9" office:value-type="float" office:value="18.3310026555954" calcext:value-type="float">
            <text:p>18.3310026556</text:p>
          </table:table-cell>
          <table:table-cell table:style-name="ce9" office:value-type="float" office:value="6.6072" calcext:value-type="float">
            <text:p>6.6072</text:p>
          </table:table-cell>
          <table:table-cell table:style-name="ce9" office:value-type="float" office:value="17.8649883124436" calcext:value-type="float">
            <text:p>17.8649883124</text:p>
          </table:table-cell>
          <table:table-cell table:style-name="ce19"/>
        </table:table-row>
        <table:table-row table:style-name="ro2">
          <table:table-cell table:style-name="ce8" office:value-type="string" calcext:value-type="string" table:number-columns-spanned="1" table:number-rows-spanned="5">
            <text:p>3 robots</text:p>
          </table:table-cell>
          <table:table-cell table:style-name="ce13" office:value-type="string" calcext:value-type="string">
            <text:p>6 tasks</text:p>
          </table:table-cell>
          <table:table-cell office:value-type="string" calcext:value-type="string">
            <text:p>9 regions</text:p>
          </table:table-cell>
          <table:table-cell office:value-type="float" office:value="495432" calcext:value-type="float">
            <text:p>495,432</text:p>
          </table:table-cell>
          <table:table-cell office:value-type="float" office:value="2430" calcext:value-type="float">
            <text:p>2,43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table:style-name="ce9" office:value-type="float" office:value="688.220067" calcext:value-type="float">
            <text:p>688.220067</text:p>
          </table:table-cell>
          <table:table-cell table:style-name="ce9" office:value-type="float" office:value="49.4787" calcext:value-type="float">
            <text:p>49.4787</text:p>
          </table:table-cell>
          <table:table-cell table:style-name="ce9" office:value-type="float" office:value="90.595561" calcext:value-type="float">
            <text:p>90.595561</text:p>
          </table:table-cell>
          <table:table-cell table:style-name="ce9" office:value-type="float" office:value="58.5553" calcext:value-type="float">
            <text:p>58.5553</text:p>
          </table:table-cell>
          <table:table-cell table:style-name="ce9" office:value-type="float" office:value="47.763" calcext:value-type="float">
            <text:p>47.763</text:p>
          </table:table-cell>
          <table:table-cell table:style-name="ce9" office:value-type="float" office:value="58.0402300233021" calcext:value-type="float">
            <text:p>58.0402300233</text:p>
          </table:table-cell>
          <table:table-cell table:style-name="ce9" office:value-type="float" office:value="25.9837" calcext:value-type="float">
            <text:p>25.9837</text:p>
          </table:table-cell>
          <table:table-cell table:style-name="ce9" office:value-type="float" office:value="67.6648097493179" calcext:value-type="float">
            <text:p>67.6648097493</text:p>
          </table:table-cell>
          <table:table-cell table:style-name="ce19"/>
        </table:table-row>
        <table:table-row table:style-name="ro2">
          <table:covered-table-cell/>
          <table:table-cell table:style-name="ce13" office:value-type="string" calcext:value-type="string">
            <text:p>8 tasks</text:p>
          </table:table-cell>
          <table:table-cell office:value-type="string" calcext:value-type="string">
            <text:p>9 regions</text:p>
          </table:table-cell>
          <table:table-cell office:value-type="float" office:value="4125240" calcext:value-type="float">
            <text:p>4,125,240</text:p>
          </table:table-cell>
          <table:table-cell office:value-type="float" office:value="204090" calcext:value-type="float">
            <text:p>204,0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table:style-name="ce9" office:value-type="float" office:value="5031.18278" calcext:value-type="float">
            <text:p>5031.18278</text:p>
          </table:table-cell>
          <table:table-cell table:style-name="ce9" office:value-type="float" office:value="52.1993" calcext:value-type="float">
            <text:p>52.1993</text:p>
          </table:table-cell>
          <table:table-cell table:style-name="ce9" office:value-type="float" office:value="216.479014" calcext:value-type="float">
            <text:p>216.479014</text:p>
          </table:table-cell>
          <table:table-cell table:style-name="ce9" office:value-type="float" office:value="51.3468" calcext:value-type="float">
            <text:p>51.3468</text:p>
          </table:table-cell>
          <table:table-cell table:style-name="ce9" office:value-type="float" office:value="109.1206" calcext:value-type="float">
            <text:p>109.1206</text:p>
          </table:table-cell>
          <table:table-cell table:style-name="ce9" office:value-type="float" office:value="66.6509081211101" calcext:value-type="float">
            <text:p>66.6509081211</text:p>
          </table:table-cell>
          <table:table-cell table:style-name="ce9" office:value-type="float" office:value="99.4562" calcext:value-type="float">
            <text:p>99.4562</text:p>
          </table:table-cell>
          <table:table-cell table:style-name="ce9" office:value-type="float" office:value="61.7804632493764" calcext:value-type="float">
            <text:p>61.7804632494</text:p>
          </table:table-cell>
          <table:table-cell table:style-name="ce19"/>
        </table:table-row>
        <table:table-row table:style-name="ro2">
          <table:covered-table-cell/>
          <table:table-cell table:style-name="ce13" office:value-type="string" calcext:value-type="string">
            <text:p>10 tasks</text:p>
          </table:table-cell>
          <table:table-cell office:value-type="string" calcext:value-type="string">
            <text:p>9 regions</text:p>
          </table:table-cell>
          <table:table-cell office:value-type="float" office:value="34350874" calcext:value-type="float">
            <text:p>34,350,874</text:p>
          </table:table-cell>
          <table:table-cell office:value-type="float" office:value="26505990" calcext:value-type="float">
            <text:p>26,505,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float" office:value="404.253827" calcext:value-type="float">
            <text:p>404.253827</text:p>
          </table:table-cell>
          <table:table-cell table:style-name="ce9" office:value-type="float" office:value="77.086" calcext:value-type="float">
            <text:p>77.086</text:p>
          </table:table-cell>
          <table:table-cell table:style-name="ce9" office:value-type="float" office:value="137.4018" calcext:value-type="float">
            <text:p>137.4018</text:p>
          </table:table-cell>
          <table:table-cell table:style-name="ce9" office:value-type="float" office:value="95.7434232091376" calcext:value-type="float">
            <text:p>95.7434232091</text:p>
          </table:table-cell>
          <table:table-cell table:style-name="ce9" office:value-type="float" office:value="160.0464" calcext:value-type="float">
            <text:p>160.0464</text:p>
          </table:table-cell>
          <table:table-cell table:style-name="ce9" office:value-type="float" office:value="92.1408374610743" calcext:value-type="float">
            <text:p>92.1408374611</text:p>
          </table:table-cell>
          <table:table-cell table:style-name="ce19"/>
        </table:table-row>
        <table:table-row table:style-name="ro2">
          <table:covered-table-cell/>
          <table:table-cell table:style-name="ce12" office:value-type="string" calcext:value-type="string">
            <text:p>12 tasks</text:p>
          </table:table-cell>
          <table:table-cell table:style-name="ce12" office:value-type="string" calcext:value-type="string">
            <text:p>9 regions</text:p>
          </table:table-cell>
          <table:table-cell office:value-type="float" office:value="286039728" calcext:value-type="float">
            <text:p>286,039,728</text:p>
          </table:table-cell>
          <table:table-cell office:value-type="float" office:value="5089150080" calcext:value-type="float">
            <text:p>5,089,150,0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table:style-name="ce9" office:value-type="string" calcext:value-type="string">
            <text:p>*</text:p>
          </table:table-cell>
          <table:table-cell office:value-type="float" office:value="573.773004" calcext:value-type="float">
            <text:p>573.773004</text:p>
          </table:table-cell>
          <table:table-cell office:value-type="float" office:value="69.7395" calcext:value-type="float">
            <text:p>69.7395</text:p>
          </table:table-cell>
          <table:table-cell table:style-name="ce9" office:value-type="float" office:value="194.0576" calcext:value-type="float">
            <text:p>194.0576</text:p>
          </table:table-cell>
          <table:table-cell table:style-name="ce9" office:value-type="float" office:value="74.8991815939481" calcext:value-type="float">
            <text:p>74.8991815939</text:p>
          </table:table-cell>
          <table:table-cell table:style-name="ce9" office:value-type="float" office:value="233.3067" calcext:value-type="float">
            <text:p>233.3067</text:p>
          </table:table-cell>
          <table:table-cell table:style-name="ce9" office:value-type="float" office:value="79.7269880097304" calcext:value-type="float">
            <text:p>79.7269880097</text:p>
          </table:table-cell>
          <table:table-cell table:style-name="ce19"/>
        </table:table-row>
        <table:table-row table:style-name="ro2">
          <table:covered-table-cell/>
          <table:table-cell table:style-name="ce13" office:value-type="string" calcext:value-type="string">
            <text:p>14 tasks</text:p>
          </table:table-cell>
          <table:table-cell office:value-type="string" calcext:value-type="string">
            <text:p>9 regions</text:p>
          </table:table-cell>
          <table:table-cell office:value-type="float" office:value="2381852815" calcext:value-type="float">
            <text:p>2,381,852,815</text:p>
          </table:table-cell>
          <table:table-cell office:value-type="float" office:value="1389300000000" calcext:value-type="float">
            <text:p>1,389,300,000,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2"/>
          <table:table-cell table:style-name="ce9" office:value-type="float" office:value="222.6787" calcext:value-type="float">
            <text:p>222.6787</text:p>
          </table:table-cell>
          <table:table-cell table:style-name="ce9" office:value-type="float" office:value="90.5809644270885" calcext:value-type="float">
            <text:p>90.5809644271</text:p>
          </table:table-cell>
          <table:table-cell table:style-name="ce9" office:value-type="float" office:value="495.4996" calcext:value-type="float">
            <text:p>495.4996</text:p>
          </table:table-cell>
          <table:table-cell table:style-name="ce9" office:value-type="float" office:value="107.795403868448" calcext:value-type="float">
            <text:p>107.7954038684</text:p>
          </table:table-cell>
          <table:table-cell table:style-name="ce19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8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/>
          <table:table-cell table:style-name="ce8" office:value-type="string" calcext:value-type="string" table:number-columns-spanned="3" table:number-rows-spanned="1">
            <text:p>Population Size</text:p>
          </table:table-cell>
          <table:covered-table-cell table:number-columns-repeated="2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/>
          <table:table-cell table:style-name="ce9"/>
          <table:table-cell table:style-name="ce9" office:value-type="string" calcext:value-type="string">
            <text:p>#states</text:p>
          </table:table-cell>
          <table:table-cell table:style-name="ce9" office:value-type="string" calcext:value-type="string">
            <text:p>approx #abs. Plan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GA Mono</text:p>
          </table:table-cell>
          <table:table-cell office:value-type="string" calcext:value-type="string">
            <text:p>GA Hier.</text:p>
          </table:table-cell>
          <table:table-cell office:value-type="string" calcext:value-type="string">
            <text:p>GA Horizon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8" office:value-type="string" calcext:value-type="string" table:number-columns-spanned="1" table:number-rows-spanned="9">
            <text:p>2 robots</text:p>
          </table:table-cell>
          <table:table-cell table:style-name="ce12" office:value-type="string" calcext:value-type="string" table:number-columns-spanned="1" table:number-rows-spanned="3">
            <text:p>4 tasks</text:p>
          </table:table-cell>
          <table:table-cell office:value-type="string" calcext:value-type="string">
            <text:p>4 regions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680" calcext:value-type="float">
            <text:p>1,68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4032" calcext:value-type="float">
            <text:p>4,0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6 tasks</text:p>
          </table:table-cell>
          <table:table-cell office:value-type="string" calcext:value-type="string">
            <text:p>4 regions</text:p>
          </table:table-cell>
          <table:table-cell office:value-type="float" office:value="4224" calcext:value-type="float">
            <text:p>4,22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0560" calcext:value-type="float">
            <text:p>10,560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25344" calcext:value-type="float">
            <text:p>25,34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8 tasks</text:p>
          </table:table-cell>
          <table:table-cell office:value-type="string" calcext:value-type="string">
            <text:p>4 regions</text:p>
          </table:table-cell>
          <table:table-cell office:value-type="float" office:value="24576" calcext:value-type="float">
            <text:p>24,57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61440" calcext:value-type="float">
            <text:p>61,440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147456" calcext:value-type="float">
            <text:p>147,45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8" office:value-type="string" calcext:value-type="string" table:number-columns-spanned="1" table:number-rows-spanned="5">
            <text:p>3 robots</text:p>
          </table:table-cell>
          <table:table-cell table:style-name="ce13" office:value-type="string" calcext:value-type="string">
            <text:p>6 tasks</text:p>
          </table:table-cell>
          <table:table-cell office:value-type="string" calcext:value-type="string">
            <text:p>9 regions</text:p>
          </table:table-cell>
          <table:table-cell office:value-type="float" office:value="495432" calcext:value-type="float">
            <text:p>495,432</text:p>
          </table:table-cell>
          <table:table-cell office:value-type="float" office:value="2430" calcext:value-type="float">
            <text:p>2,430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3" office:value-type="string" calcext:value-type="string">
            <text:p>8 tasks</text:p>
          </table:table-cell>
          <table:table-cell office:value-type="string" calcext:value-type="string">
            <text:p>9 regions</text:p>
          </table:table-cell>
          <table:table-cell office:value-type="float" office:value="4125240" calcext:value-type="float">
            <text:p>4,125,240</text:p>
          </table:table-cell>
          <table:table-cell office:value-type="float" office:value="204090" calcext:value-type="float">
            <text:p>204,0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3" office:value-type="string" calcext:value-type="string">
            <text:p>10 tasks</text:p>
          </table:table-cell>
          <table:table-cell office:value-type="string" calcext:value-type="string">
            <text:p>9 regions</text:p>
          </table:table-cell>
          <table:table-cell office:value-type="float" office:value="34350874" calcext:value-type="float">
            <text:p>34,350,874</text:p>
          </table:table-cell>
          <table:table-cell office:value-type="float" office:value="26505990" calcext:value-type="float">
            <text:p>26,505,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2" office:value-type="string" calcext:value-type="string">
            <text:p>12 tasks</text:p>
          </table:table-cell>
          <table:table-cell table:style-name="ce12" office:value-type="string" calcext:value-type="string">
            <text:p>9 regions</text:p>
          </table:table-cell>
          <table:table-cell office:value-type="float" office:value="286039728" calcext:value-type="float">
            <text:p>286,039,728</text:p>
          </table:table-cell>
          <table:table-cell office:value-type="float" office:value="5089150080" calcext:value-type="float">
            <text:p>5,089,150,0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2">
          <table:covered-table-cell/>
          <table:table-cell table:style-name="ce13" office:value-type="string" calcext:value-type="string">
            <text:p>14 tasks</text:p>
          </table:table-cell>
          <table:table-cell office:value-type="string" calcext:value-type="string">
            <text:p>9 regions</text:p>
          </table:table-cell>
          <table:table-cell office:value-type="float" office:value="2381852815" calcext:value-type="float">
            <text:p>2,381,852,815</text:p>
          </table:table-cell>
          <table:table-cell office:value-type="float" office:value="1389300000000" calcext:value-type="float">
            <text:p>1,389,300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8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style-name="ce6"/>
          <table:table-cell table:number-columns-repeated="8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8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GA Mono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GA Hier.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GA Horizon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Dijkstra Mono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Greed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Dijkstra Hierarchical</text:p>
          </table:table-cell>
          <table:covered-table-cell table:style-name="ce15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style-name="ce9" office:value-type="string" calcext:value-type="string">
            <text:p>scenario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Time </text:p>
          </table:table-cell>
          <table:table-cell table:style-name="ce9" office:value-type="string" calcext:value-type="string">
            <text:p>Cost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 table:number-columns-spanned="1" table:number-rows-spanned="21">
            <text:p>2 robots</text:p>
          </table:table-cell>
          <table:table-cell table:style-name="ce8" office:value-type="string" calcext:value-type="string" table:number-columns-spanned="1" table:number-rows-spanned="12">
            <text:p>4tasks</text:p>
          </table:table-cell>
          <table:table-cell table:style-name="ce8" office:value-type="string" calcext:value-type="string" table:number-columns-spanned="1" table:number-rows-spanned="5">
            <text:p>4 region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.849078" calcext:value-type="float">
            <text:p>5.849078</text:p>
          </table:table-cell>
          <table:table-cell office:value-type="float" office:value="9.41312345122687" calcext:value-type="float">
            <text:p>9.4131234512</text:p>
          </table:table-cell>
          <table:table-cell office:value-type="float" office:value="1.563155" calcext:value-type="float">
            <text:p>1.563155</text:p>
          </table:table-cell>
          <table:table-cell office:value-type="float" office:value="9.41312345122687" calcext:value-type="float">
            <text:p>9.4131234512</text:p>
          </table:table-cell>
          <table:table-cell office:value-type="float" office:value="1.5958" calcext:value-type="float">
            <text:p>1.5958</text:p>
          </table:table-cell>
          <table:table-cell office:value-type="float" office:value="9.41312345122687" calcext:value-type="float">
            <text:p>9.4131234512</text:p>
          </table:table-cell>
          <table:table-cell table:style-name="ce9" office:value-type="float" office:value="1.54755" calcext:value-type="float">
            <text:p>1.54755</text:p>
          </table:table-cell>
          <table:table-cell table:style-name="ce9" office:value-type="float" office:value="9.4131" calcext:value-type="float">
            <text:p>9.4131</text:p>
          </table:table-cell>
          <table:table-cell table:style-name="ce9" office:value-type="float" office:value="0.836564" calcext:value-type="float">
            <text:p>0.836564</text:p>
          </table:table-cell>
          <table:table-cell table:style-name="ce9" office:value-type="float" office:value="11.7399295756818" calcext:value-type="float">
            <text:p>11.7399295757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5.863866" calcext:value-type="float">
            <text:p>5.863866</text:p>
          </table:table-cell>
          <table:table-cell office:value-type="float" office:value="8.9596" calcext:value-type="float">
            <text:p>8.9596</text:p>
          </table:table-cell>
          <table:table-cell office:value-type="float" office:value="1.649048" calcext:value-type="float">
            <text:p>1.649048</text:p>
          </table:table-cell>
          <table:table-cell office:value-type="float" office:value="9.59040336560245" calcext:value-type="float">
            <text:p>9.5904033656</text:p>
          </table:table-cell>
          <table:table-cell office:value-type="float" office:value="1.3285" calcext:value-type="float">
            <text:p>1.3285</text:p>
          </table:table-cell>
          <table:table-cell office:value-type="float" office:value="10.1268813632643" calcext:value-type="float">
            <text:p>10.1268813633</text:p>
          </table:table-cell>
          <table:table-cell table:style-name="ce9" office:value-type="float" office:value="1.457512" calcext:value-type="float">
            <text:p>1.457512</text:p>
          </table:table-cell>
          <table:table-cell table:style-name="ce9" office:value-type="float" office:value="8.8635" calcext:value-type="float">
            <text:p>8.8635</text:p>
          </table:table-cell>
          <table:table-cell table:style-name="ce9" office:value-type="float" office:value="1.315116" calcext:value-type="float">
            <text:p>1.315116</text:p>
          </table:table-cell>
          <table:table-cell table:style-name="ce9" office:value-type="float" office:value="12.8449288913721" calcext:value-type="float">
            <text:p>12.8449288914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.583507" calcext:value-type="float">
            <text:p>6.583507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1.617665" calcext:value-type="float">
            <text:p>1.617665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1.9428" calcext:value-type="float">
            <text:p>1.9428</text:p>
          </table:table-cell>
          <table:table-cell office:value-type="float" office:value="9.15932111556063" calcext:value-type="float">
            <text:p>9.1593211156</text:p>
          </table:table-cell>
          <table:table-cell table:style-name="ce9" office:value-type="float" office:value="1.771612" calcext:value-type="float">
            <text:p>1.771612</text:p>
          </table:table-cell>
          <table:table-cell table:style-name="ce9" office:value-type="float" office:value="8.7376" calcext:value-type="float">
            <text:p>8.7376</text:p>
          </table:table-cell>
          <table:table-cell table:style-name="ce9" office:value-type="float" office:value="0.37993" calcext:value-type="float">
            <text:p>0.37993</text:p>
          </table:table-cell>
          <table:table-cell table:style-name="ce9" office:value-type="float" office:value="10.5805785415818" calcext:value-type="float">
            <text:p>10.5805785416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5.627973" calcext:value-type="float">
            <text:p>5.627973</text:p>
          </table:table-cell>
          <table:table-cell office:value-type="float" office:value="11.2490116904453" calcext:value-type="float">
            <text:p>11.2490116904</text:p>
          </table:table-cell>
          <table:table-cell office:value-type="float" office:value="1.676809" calcext:value-type="float">
            <text:p>1.676809</text:p>
          </table:table-cell>
          <table:table-cell office:value-type="float" office:value="11.5123537003832" calcext:value-type="float">
            <text:p>11.5123537004</text:p>
          </table:table-cell>
          <table:table-cell office:value-type="float" office:value="1.3146" calcext:value-type="float">
            <text:p>1.3146</text:p>
          </table:table-cell>
          <table:table-cell office:value-type="float" office:value="12.019250577908" calcext:value-type="float">
            <text:p>12.0192505779</text:p>
          </table:table-cell>
          <table:table-cell table:style-name="ce9" office:value-type="float" office:value="1.707772" calcext:value-type="float">
            <text:p>1.707772</text:p>
          </table:table-cell>
          <table:table-cell table:style-name="ce9" office:value-type="float" office:value="11.4104" calcext:value-type="float">
            <text:p>11.4104</text:p>
          </table:table-cell>
          <table:table-cell table:style-name="ce9" office:value-type="float" office:value="0.294701" calcext:value-type="float">
            <text:p>0.294701</text:p>
          </table:table-cell>
          <table:table-cell table:style-name="ce9" office:value-type="float" office:value="12.8213534840103" calcext:value-type="float">
            <text:p>12.821353484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.126537" calcext:value-type="float">
            <text:p>6.126537</text:p>
          </table:table-cell>
          <table:table-cell office:value-type="float" office:value="8.2523316042618" calcext:value-type="float">
            <text:p>8.2523316043</text:p>
          </table:table-cell>
          <table:table-cell office:value-type="float" office:value="1.562915" calcext:value-type="float">
            <text:p>1.562915</text:p>
          </table:table-cell>
          <table:table-cell office:value-type="float" office:value="8.74715604952714" calcext:value-type="float">
            <text:p>8.7471560495</text:p>
          </table:table-cell>
          <table:table-cell office:value-type="float" office:value="1.3959" calcext:value-type="float">
            <text:p>1.3959</text:p>
          </table:table-cell>
          <table:table-cell office:value-type="float" office:value="9.53772546456923" calcext:value-type="float">
            <text:p>9.5377254646</text:p>
          </table:table-cell>
          <table:table-cell table:style-name="ce9" office:value-type="float" office:value="1.550885" calcext:value-type="float">
            <text:p>1.550885</text:p>
          </table:table-cell>
          <table:table-cell table:style-name="ce9" office:value-type="float" office:value="8.8416" calcext:value-type="float">
            <text:p>8.8416</text:p>
          </table:table-cell>
          <table:table-cell table:style-name="ce9" office:value-type="float" office:value="0.947617" calcext:value-type="float">
            <text:p>0.947617</text:p>
          </table:table-cell>
          <table:table-cell table:style-name="ce9" office:value-type="float" office:value="12.8787367798576" calcext:value-type="float">
            <text:p>12.8787367799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style-name="ce9"/>
          <table:table-cell table:style-name="ce8" office:value-type="string" calcext:value-type="string" table:number-columns-spanned="1" table:number-rows-spanned="3">
            <text:p>6 region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.533785" calcext:value-type="float">
            <text:p>18.533785</text:p>
          </table:table-cell>
          <table:table-cell office:value-type="float" office:value="9.22305685488527" calcext:value-type="float">
            <text:p>9.2230568549</text:p>
          </table:table-cell>
          <table:table-cell office:value-type="float" office:value="4.914878" calcext:value-type="float">
            <text:p>4.914878</text:p>
          </table:table-cell>
          <table:table-cell office:value-type="float" office:value="9.24409380436612" calcext:value-type="float">
            <text:p>9.2440938044</text:p>
          </table:table-cell>
          <table:table-cell office:value-type="float" office:value="1.9055" calcext:value-type="float">
            <text:p>1.9055</text:p>
          </table:table-cell>
          <table:table-cell office:value-type="float" office:value="10.1842061640538" calcext:value-type="float">
            <text:p>10.1842061641</text:p>
          </table:table-cell>
          <table:table-cell table:style-name="ce9" office:value-type="float" office:value="5.08944" calcext:value-type="float">
            <text:p>5.08944</text:p>
          </table:table-cell>
          <table:table-cell table:style-name="ce9" office:value-type="float" office:value="11.0589" calcext:value-type="float">
            <text:p>11.0589</text:p>
          </table:table-cell>
          <table:table-cell table:style-name="ce9" office:value-type="float" office:value="1.610987" calcext:value-type="float">
            <text:p>1.610987</text:p>
          </table:table-cell>
          <table:table-cell table:style-name="ce9" office:value-type="float" office:value="14.2690431030966" calcext:value-type="float">
            <text:p>14.2690431031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.566599" calcext:value-type="float">
            <text:p>13.566599</text:p>
          </table:table-cell>
          <table:table-cell office:value-type="float" office:value="9.5311" calcext:value-type="float">
            <text:p>9.5311</text:p>
          </table:table-cell>
          <table:table-cell office:value-type="float" office:value="4.304631" calcext:value-type="float">
            <text:p>4.304631</text:p>
          </table:table-cell>
          <table:table-cell office:value-type="float" office:value="9.34042516029661" calcext:value-type="float">
            <text:p>9.3404251603</text:p>
          </table:table-cell>
          <table:table-cell office:value-type="float" office:value="1.6375" calcext:value-type="float">
            <text:p>1.6375</text:p>
          </table:table-cell>
          <table:table-cell office:value-type="float" office:value="11.1075844013974" calcext:value-type="float">
            <text:p>11.1075844014</text:p>
          </table:table-cell>
          <table:table-cell table:style-name="ce9" office:value-type="float" office:value="4.278653" calcext:value-type="float">
            <text:p>4.278653</text:p>
          </table:table-cell>
          <table:table-cell table:style-name="ce9" office:value-type="float" office:value="9.5311" calcext:value-type="float">
            <text:p>9.5311</text:p>
          </table:table-cell>
          <table:table-cell table:style-name="ce9" office:value-type="float" office:value="2.50689" calcext:value-type="float">
            <text:p>2.50689</text:p>
          </table:table-cell>
          <table:table-cell table:style-name="ce9" office:value-type="float" office:value="16.9697489140183" calcext:value-type="float">
            <text:p>16.969748914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8.62763" calcext:value-type="float">
            <text:p>8.62763</text:p>
          </table:table-cell>
          <table:table-cell office:value-type="float" office:value="10.8319579925985" calcext:value-type="float">
            <text:p>10.8319579926</text:p>
          </table:table-cell>
          <table:table-cell office:value-type="float" office:value="4.167892" calcext:value-type="float">
            <text:p>4.167892</text:p>
          </table:table-cell>
          <table:table-cell office:value-type="float" office:value="10.8319579925985" calcext:value-type="float">
            <text:p>10.8319579926</text:p>
          </table:table-cell>
          <table:table-cell office:value-type="float" office:value="2.4157" calcext:value-type="float">
            <text:p>2.4157</text:p>
          </table:table-cell>
          <table:table-cell office:value-type="float" office:value="10.8319579925985" calcext:value-type="float">
            <text:p>10.8319579926</text:p>
          </table:table-cell>
          <table:table-cell table:style-name="ce9" office:value-type="float" office:value="5.897561" calcext:value-type="float">
            <text:p>5.897561</text:p>
          </table:table-cell>
          <table:table-cell table:style-name="ce9" office:value-type="float" office:value="10.9264" calcext:value-type="float">
            <text:p>10.9264</text:p>
          </table:table-cell>
          <table:table-cell table:style-name="ce9" office:value-type="float" office:value="5.265337" calcext:value-type="float">
            <text:p>5.265337</text:p>
          </table:table-cell>
          <table:table-cell table:style-name="ce9" office:value-type="float" office:value="19.3952071088138" calcext:value-type="float">
            <text:p>19.3952071088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style-name="ce9"/>
          <table:table-cell table:style-name="ce8" office:value-type="string" calcext:value-type="string" table:number-columns-spanned="1" table:number-rows-spanned="4">
            <text:p>9 region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.602525" calcext:value-type="float">
            <text:p>20.602525</text:p>
          </table:table-cell>
          <table:table-cell office:value-type="float" office:value="8.5394" calcext:value-type="float">
            <text:p>8.5394</text:p>
          </table:table-cell>
          <table:table-cell office:value-type="float" office:value="6.497585" calcext:value-type="float">
            <text:p>6.497585</text:p>
          </table:table-cell>
          <table:table-cell office:value-type="float" office:value="8.5394" calcext:value-type="float">
            <text:p>8.5394</text:p>
          </table:table-cell>
          <table:table-cell office:value-type="float" office:value="2.2283" calcext:value-type="float">
            <text:p>2.2283</text:p>
          </table:table-cell>
          <table:table-cell office:value-type="float" office:value="10.0429142167692" calcext:value-type="float">
            <text:p>10.0429142168</text:p>
          </table:table-cell>
          <table:table-cell table:style-name="ce9" office:value-type="float" office:value="12.54618" calcext:value-type="float">
            <text:p>12.54618</text:p>
          </table:table-cell>
          <table:table-cell table:style-name="ce9" office:value-type="float" office:value="10.3488" calcext:value-type="float">
            <text:p>10.3488</text:p>
          </table:table-cell>
          <table:table-cell table:style-name="ce9" office:value-type="float" office:value="9.438071" calcext:value-type="float">
            <text:p>9.438071</text:p>
          </table:table-cell>
          <table:table-cell table:style-name="ce9" office:value-type="float" office:value="17.7258708877588" calcext:value-type="float">
            <text:p>17.7258708878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.687559" calcext:value-type="float">
            <text:p>17.687559</text:p>
          </table:table-cell>
          <table:table-cell office:value-type="float" office:value="11.7431" calcext:value-type="float">
            <text:p>11.7431</text:p>
          </table:table-cell>
          <table:table-cell office:value-type="float" office:value="5.310602" calcext:value-type="float">
            <text:p>5.310602</text:p>
          </table:table-cell>
          <table:table-cell office:value-type="float" office:value="11.7431" calcext:value-type="float">
            <text:p>11.7431</text:p>
          </table:table-cell>
          <table:table-cell office:value-type="float" office:value="2.2474" calcext:value-type="float">
            <text:p>2.2474</text:p>
          </table:table-cell>
          <table:table-cell office:value-type="float" office:value="12.8214861425599" calcext:value-type="float">
            <text:p>12.8214861426</text:p>
          </table:table-cell>
          <table:table-cell table:style-name="ce9" office:value-type="float" office:value="12.530085" calcext:value-type="float">
            <text:p>12.530085</text:p>
          </table:table-cell>
          <table:table-cell table:style-name="ce9" office:value-type="float" office:value="12.4482" calcext:value-type="float">
            <text:p>12.4482</text:p>
          </table:table-cell>
          <table:table-cell table:style-name="ce9" office:value-type="float" office:value="11.666008" calcext:value-type="float">
            <text:p>11.666008</text:p>
          </table:table-cell>
          <table:table-cell table:style-name="ce9" office:value-type="float" office:value="23.0251616020893" calcext:value-type="float">
            <text:p>23.0251616021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.403683" calcext:value-type="float">
            <text:p>12.403683</text:p>
          </table:table-cell>
          <table:table-cell office:value-type="float" office:value="11.0565543062488" calcext:value-type="float">
            <text:p>11.0565543062</text:p>
          </table:table-cell>
          <table:table-cell office:value-type="float" office:value="5.836299" calcext:value-type="float">
            <text:p>5.836299</text:p>
          </table:table-cell>
          <table:table-cell office:value-type="float" office:value="11.2895" calcext:value-type="float">
            <text:p>11.2895</text:p>
          </table:table-cell>
          <table:table-cell office:value-type="float" office:value="2.6413" calcext:value-type="float">
            <text:p>2.6413</text:p>
          </table:table-cell>
          <table:table-cell office:value-type="float" office:value="13.6796" calcext:value-type="float">
            <text:p>13.6796</text:p>
          </table:table-cell>
          <table:table-cell table:style-name="ce9" office:value-type="float" office:value="13.089912" calcext:value-type="float">
            <text:p>13.089912</text:p>
          </table:table-cell>
          <table:table-cell table:style-name="ce9" office:value-type="float" office:value="11.8768" calcext:value-type="float">
            <text:p>11.8768</text:p>
          </table:table-cell>
          <table:table-cell table:style-name="ce9" office:value-type="float" office:value="13.886266" calcext:value-type="float">
            <text:p>13.886266</text:p>
          </table:table-cell>
          <table:table-cell table:style-name="ce9" office:value-type="float" office:value="20.9914956698197" calcext:value-type="float">
            <text:p>20.9914956698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.984562" calcext:value-type="float">
            <text:p>20.984562</text:p>
          </table:table-cell>
          <table:table-cell office:value-type="float" office:value="11.0594749470492" calcext:value-type="float">
            <text:p>11.059474947</text:p>
          </table:table-cell>
          <table:table-cell office:value-type="float" office:value="6.482144" calcext:value-type="float">
            <text:p>6.482144</text:p>
          </table:table-cell>
          <table:table-cell office:value-type="float" office:value="10.483207752148" calcext:value-type="float">
            <text:p>10.4832077521</text:p>
          </table:table-cell>
          <table:table-cell office:value-type="float" office:value="2.2266" calcext:value-type="float">
            <text:p>2.2266</text:p>
          </table:table-cell>
          <table:table-cell office:value-type="float" office:value="13.4315757812888" calcext:value-type="float">
            <text:p>13.4315757813</text:p>
          </table:table-cell>
          <table:table-cell table:style-name="ce9" office:value-type="float" office:value="10.137219" calcext:value-type="float">
            <text:p>10.137219</text:p>
          </table:table-cell>
          <table:table-cell table:style-name="ce9" office:value-type="float" office:value="11.0595" calcext:value-type="float">
            <text:p>11.0595</text:p>
          </table:table-cell>
          <table:table-cell table:style-name="ce9" office:value-type="float" office:value="10.609971" calcext:value-type="float">
            <text:p>10.609971</text:p>
          </table:table-cell>
          <table:table-cell table:style-name="ce9" office:value-type="float" office:value="27.8873472587963" calcext:value-type="float">
            <text:p>27.8873472588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9">
            <text:p>6 tasks</text:p>
          </table:table-cell>
          <table:table-cell table:style-name="ce8" office:value-type="string" calcext:value-type="string" table:number-columns-spanned="1" table:number-rows-spanned="3">
            <text:p>4 region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8.982185" calcext:value-type="float">
            <text:p>28.982185</text:p>
          </table:table-cell>
          <table:table-cell office:value-type="float" office:value="7.04530628883272" calcext:value-type="float">
            <text:p>7.0453062888</text:p>
          </table:table-cell>
          <table:table-cell office:value-type="float" office:value="5.928748" calcext:value-type="float">
            <text:p>5.928748</text:p>
          </table:table-cell>
          <table:table-cell office:value-type="float" office:value="7.0878" calcext:value-type="float">
            <text:p>7.0878</text:p>
          </table:table-cell>
          <table:table-cell office:value-type="float" office:value="2.2611" calcext:value-type="float">
            <text:p>2.2611</text:p>
          </table:table-cell>
          <table:table-cell office:value-type="float" office:value="7.08781882572716" calcext:value-type="float">
            <text:p>7.0878188257</text:p>
          </table:table-cell>
          <table:table-cell table:style-name="ce9" office:value-type="float" office:value="12.001131" calcext:value-type="float">
            <text:p>12.001131</text:p>
          </table:table-cell>
          <table:table-cell table:style-name="ce9" office:value-type="float" office:value="7.0453" calcext:value-type="float">
            <text:p>7.0453</text:p>
          </table:table-cell>
          <table:table-cell table:style-name="ce9" office:value-type="float" office:value="17.127092" calcext:value-type="float">
            <text:p>17.127092</text:p>
          </table:table-cell>
          <table:table-cell table:style-name="ce9" office:value-type="float" office:value="14.8944865816872" calcext:value-type="float">
            <text:p>14.8944865817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22.295825" calcext:value-type="float">
            <text:p>22.295825</text:p>
          </table:table-cell>
          <table:table-cell office:value-type="float" office:value="10.4828323021161" calcext:value-type="float">
            <text:p>10.4828323021</text:p>
          </table:table-cell>
          <table:table-cell office:value-type="float" office:value="6.647065" calcext:value-type="float">
            <text:p>6.647065</text:p>
          </table:table-cell>
          <table:table-cell office:value-type="float" office:value="10.4828323021161" calcext:value-type="float">
            <text:p>10.4828323021</text:p>
          </table:table-cell>
          <table:table-cell office:value-type="float" office:value="2.6245" calcext:value-type="float">
            <text:p>2.6245</text:p>
          </table:table-cell>
          <table:table-cell office:value-type="float" office:value="10.4828323021161" calcext:value-type="float">
            <text:p>10.4828323021</text:p>
          </table:table-cell>
          <table:table-cell table:style-name="ce9" office:value-type="float" office:value="20.408306" calcext:value-type="float">
            <text:p>20.408306</text:p>
          </table:table-cell>
          <table:table-cell table:style-name="ce9" office:value-type="float" office:value="10.4851532814664" calcext:value-type="float">
            <text:p>10.4851532815</text:p>
          </table:table-cell>
          <table:table-cell table:style-name="ce9" office:value-type="float" office:value="11.924228" calcext:value-type="float">
            <text:p>11.924228</text:p>
          </table:table-cell>
          <table:table-cell table:style-name="ce9" office:value-type="float" office:value="20.399522706092" calcext:value-type="float">
            <text:p>20.3995227061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27.9569" calcext:value-type="float">
            <text:p>27.9569</text:p>
          </table:table-cell>
          <table:table-cell office:value-type="float" office:value="7.65199806753802" calcext:value-type="float">
            <text:p>7.6519980675</text:p>
          </table:table-cell>
          <table:table-cell office:value-type="float" office:value="5.9699" calcext:value-type="float">
            <text:p>5.9699</text:p>
          </table:table-cell>
          <table:table-cell office:value-type="float" office:value="7.69451060443246" calcext:value-type="float">
            <text:p>7.6945106044</text:p>
          </table:table-cell>
          <table:table-cell office:value-type="float" office:value="2.5602" calcext:value-type="float">
            <text:p>2.5602</text:p>
          </table:table-cell>
          <table:table-cell office:value-type="float" office:value="7.69451060443246" calcext:value-type="float">
            <text:p>7.6945106044</text:p>
          </table:table-cell>
          <table:table-cell table:style-name="ce9" office:value-type="float" office:value="9.955792" calcext:value-type="float">
            <text:p>9.955792</text:p>
          </table:table-cell>
          <table:table-cell table:style-name="ce9" office:value-type="float" office:value="7.6945" calcext:value-type="float">
            <text:p>7.6945</text:p>
          </table:table-cell>
          <table:table-cell table:style-name="ce9" office:value-type="float" office:value="5.363202" calcext:value-type="float">
            <text:p>5.363202</text:p>
          </table:table-cell>
          <table:table-cell table:style-name="ce9" office:value-type="float" office:value="17.9594569321575" calcext:value-type="float">
            <text:p>17.9594569322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style-name="ce9"/>
          <table:table-cell table:style-name="ce8" office:value-type="string" calcext:value-type="string" table:number-columns-spanned="1" table:number-rows-spanned="4">
            <text:p>6 region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6.820655" calcext:value-type="float">
            <text:p>66.820655</text:p>
          </table:table-cell>
          <table:table-cell office:value-type="float" office:value="13.6780047513344" calcext:value-type="float">
            <text:p>13.6780047513</text:p>
          </table:table-cell>
          <table:table-cell office:value-type="float" office:value="16.49389" calcext:value-type="float">
            <text:p>16.49389</text:p>
          </table:table-cell>
          <table:table-cell office:value-type="float" office:value="13.8668" calcext:value-type="float">
            <text:p>13.8668</text:p>
          </table:table-cell>
          <table:table-cell office:value-type="float" office:value="4.0944" calcext:value-type="float">
            <text:p>4.0944</text:p>
          </table:table-cell>
          <table:table-cell office:value-type="float" office:value="14.2871691347137" calcext:value-type="float">
            <text:p>14.2871691347</text:p>
          </table:table-cell>
          <table:table-cell table:style-name="ce9" office:value-type="float" office:value="74.874301" calcext:value-type="float">
            <text:p>74.874301</text:p>
          </table:table-cell>
          <table:table-cell table:style-name="ce9" office:value-type="float" office:value="14.0126" calcext:value-type="float">
            <text:p>14.0126</text:p>
          </table:table-cell>
          <table:table-cell table:style-name="ce9" office:value-type="float" office:value="5.573187" calcext:value-type="float">
            <text:p>5.573187</text:p>
          </table:table-cell>
          <table:table-cell table:style-name="ce9" office:value-type="float" office:value="19.5855372527207" calcext:value-type="float">
            <text:p>19.5855372527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52.342431" calcext:value-type="float">
            <text:p>52.342431</text:p>
          </table:table-cell>
          <table:table-cell office:value-type="float" office:value="15.8154" calcext:value-type="float">
            <text:p>15.8154</text:p>
          </table:table-cell>
          <table:table-cell office:value-type="float" office:value="11.247753" calcext:value-type="float">
            <text:p>11.247753</text:p>
          </table:table-cell>
          <table:table-cell office:value-type="float" office:value="16.6766" calcext:value-type="float">
            <text:p>16.6766</text:p>
          </table:table-cell>
          <table:table-cell office:value-type="float" office:value="5.2775" calcext:value-type="float">
            <text:p>5.2775</text:p>
          </table:table-cell>
          <table:table-cell office:value-type="float" office:value="16.4706360016262" calcext:value-type="float">
            <text:p>16.4706360016</text:p>
          </table:table-cell>
          <table:table-cell table:style-name="ce9" office:value-type="float" office:value="98.853047" calcext:value-type="float">
            <text:p>98.853047</text:p>
          </table:table-cell>
          <table:table-cell table:style-name="ce9" office:value-type="float" office:value="16.0042" calcext:value-type="float">
            <text:p>16.0042</text:p>
          </table:table-cell>
          <table:table-cell table:style-name="ce9" office:value-type="float" office:value="22.426562" calcext:value-type="float">
            <text:p>22.426562</text:p>
          </table:table-cell>
          <table:table-cell table:style-name="ce9" office:value-type="float" office:value="25.1450134515329" calcext:value-type="float">
            <text:p>25.1450134515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3.293957" calcext:value-type="float">
            <text:p>63.293957</text:p>
          </table:table-cell>
          <table:table-cell office:value-type="float" office:value="15.3006" calcext:value-type="float">
            <text:p>15.3006</text:p>
          </table:table-cell>
          <table:table-cell office:value-type="float" office:value="9.74491" calcext:value-type="float">
            <text:p>9.74491</text:p>
          </table:table-cell>
          <table:table-cell office:value-type="float" office:value="15.3006" calcext:value-type="float">
            <text:p>15.3006</text:p>
          </table:table-cell>
          <table:table-cell office:value-type="float" office:value="3.8944" calcext:value-type="float">
            <text:p>3.8944</text:p>
          </table:table-cell>
          <table:table-cell office:value-type="float" office:value="16.0441272248661" calcext:value-type="float">
            <text:p>16.0441272249</text:p>
          </table:table-cell>
          <table:table-cell table:style-name="ce9" office:value-type="float" office:value="111.57269" calcext:value-type="float">
            <text:p>111.57269</text:p>
          </table:table-cell>
          <table:table-cell table:style-name="ce9" office:value-type="float" office:value="15.7267391670559" calcext:value-type="float">
            <text:p>15.7267391671</text:p>
          </table:table-cell>
          <table:table-cell table:style-name="ce9" office:value-type="float" office:value="20.383375" calcext:value-type="float">
            <text:p>20.383375</text:p>
          </table:table-cell>
          <table:table-cell table:style-name="ce9" office:value-type="float" office:value="22.4452070453104" calcext:value-type="float">
            <text:p>22.4452070453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4.767509" calcext:value-type="float">
            <text:p>64.767509</text:p>
          </table:table-cell>
          <table:table-cell office:value-type="float" office:value="13.9775359921333" calcext:value-type="float">
            <text:p>13.9775359921</text:p>
          </table:table-cell>
          <table:table-cell office:value-type="float" office:value="21.240832" calcext:value-type="float">
            <text:p>21.240832</text:p>
          </table:table-cell>
          <table:table-cell office:value-type="float" office:value="13.8881051768231" calcext:value-type="float">
            <text:p>13.8881051768</text:p>
          </table:table-cell>
          <table:table-cell office:value-type="float" office:value="4.4312" calcext:value-type="float">
            <text:p>4.4312</text:p>
          </table:table-cell>
          <table:table-cell office:value-type="float" office:value="13.4414543619319" calcext:value-type="float">
            <text:p>13.4414543619</text:p>
          </table:table-cell>
          <table:table-cell table:style-name="ce9" office:value-type="float" office:value="84.527829" calcext:value-type="float">
            <text:p>84.527829</text:p>
          </table:table-cell>
          <table:table-cell table:style-name="ce9" office:value-type="float" office:value="13.6072" calcext:value-type="float">
            <text:p>13.6072</text:p>
          </table:table-cell>
          <table:table-cell table:style-name="ce9" office:value-type="float" office:value="5.987162" calcext:value-type="float">
            <text:p>5.987162</text:p>
          </table:table-cell>
          <table:table-cell table:style-name="ce9" office:value-type="float" office:value="23.5132839916896" calcext:value-type="float">
            <text:p>23.5132839917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style-name="ce9"/>
          <table:table-cell table:style-name="ce8" office:value-type="string" calcext:value-type="string" table:number-columns-spanned="1" table:number-rows-spanned="2">
            <text:p>9 region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4.644263" calcext:value-type="float">
            <text:p>64.644263</text:p>
          </table:table-cell>
          <table:table-cell office:value-type="float" office:value="15.8655105214154" calcext:value-type="float">
            <text:p>15.8655105214</text:p>
          </table:table-cell>
          <table:table-cell office:value-type="float" office:value="13.929545" calcext:value-type="float">
            <text:p>13.929545</text:p>
          </table:table-cell>
          <table:table-cell office:value-type="float" office:value="16.538" calcext:value-type="float">
            <text:p>16.538</text:p>
          </table:table-cell>
          <table:table-cell office:value-type="float" office:value="4.92" calcext:value-type="float">
            <text:p>4.92</text:p>
          </table:table-cell>
          <table:table-cell office:value-type="float" office:value="21.0739550729861" calcext:value-type="float">
            <text:p>21.073955073</text:p>
          </table:table-cell>
          <table:table-cell table:style-name="ce9" office:value-type="float" office:value="574.025493" calcext:value-type="float">
            <text:p>574.025493</text:p>
          </table:table-cell>
          <table:table-cell table:style-name="ce9" office:value-type="float" office:value="16.1705" calcext:value-type="float">
            <text:p>16.1705</text:p>
          </table:table-cell>
          <table:table-cell table:style-name="ce9" office:value-type="float" office:value="16.780339" calcext:value-type="float">
            <text:p>16.780339</text:p>
          </table:table-cell>
          <table:table-cell table:style-name="ce9" office:value-type="float" office:value="26.7982449601171" calcext:value-type="float">
            <text:p>26.7982449601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covered-table-cell/>
          <table:covered-table-cell table:number-columns-repeated="2" table:style-name="ce9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76.39496" calcext:value-type="float">
            <text:p>76.39496</text:p>
          </table:table-cell>
          <table:table-cell office:value-type="float" office:value="16.026" calcext:value-type="float">
            <text:p>16.026</text:p>
          </table:table-cell>
          <table:table-cell office:value-type="float" office:value="17.571444" calcext:value-type="float">
            <text:p>17.571444</text:p>
          </table:table-cell>
          <table:table-cell office:value-type="float" office:value="16.451" calcext:value-type="float">
            <text:p>16.451</text:p>
          </table:table-cell>
          <table:table-cell office:value-type="float" office:value="5.4095" calcext:value-type="float">
            <text:p>5.4095</text:p>
          </table:table-cell>
          <table:table-cell office:value-type="float" office:value="17.321072682477" calcext:value-type="float">
            <text:p>17.3210726825</text:p>
          </table:table-cell>
          <table:table-cell table:style-name="ce9" office:value-type="float" office:value="458.544152" calcext:value-type="float">
            <text:p>458.544152</text:p>
          </table:table-cell>
          <table:table-cell table:style-name="ce9" office:value-type="float" office:value="16.4983" calcext:value-type="float">
            <text:p>16.4983</text:p>
          </table:table-cell>
          <table:table-cell table:style-name="ce9" office:value-type="float" office:value="32.272044" calcext:value-type="float">
            <text:p>32.272044</text:p>
          </table:table-cell>
          <table:table-cell table:style-name="ce9" office:value-type="float" office:value="24.5013193674928" calcext:value-type="float">
            <text:p>24.5013193675</text:p>
          </table:table-cell>
          <table:table-cell table:style-name="ce9" table:number-columns-repeated="2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8"/>
          <table: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style-name="ce18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Comparison Dijkstra Hierarchical and GA Hierarchical</text:p>
          </table:table-cell>
          <table:table-cell table:style-name="Default" table:number-columns-repeated="4"/>
          <table:table-cell table:style-name="ce8" office:value-type="string" calcext:value-type="string" table:number-columns-spanned="2" table:number-rows-spanned="1">
            <text:p>GA Hierarchical</text:p>
          </table:table-cell>
          <table:covered-table-cell/>
          <table:table-cell table:style-name="ce8" office:value-type="string" calcext:value-type="string" table:number-columns-spanned="2" table:number-rows-spanned="1">
            <text:p>Dijkstra Hierarchical</text:p>
          </table:table-cell>
          <table:covered-table-cell/>
          <table:table-cell table:style-name="ce13" office:value-type="string" calcext:value-type="string">
            <text:p>Dijkstra – GA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9"/>
          <table:table-cell table:style-name="ce9" office:value-type="string" calcext:value-type="string">
            <text:p>#states</text:p>
          </table:table-cell>
          <table:table-cell table:style-name="ce9" office:value-type="string" calcext:value-type="string">
            <text:p>approx #abs. Plan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Cost</text:p>
          </table:table-cell>
          <table:table-cell table:style-name="ce13" office:value-type="string" calcext:value-type="string">
            <text:p>Cost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 table:number-columns-spanned="1" table:number-rows-spanned="9">
            <text:p>2 robots</text:p>
          </table:table-cell>
          <table:table-cell table:style-name="ce12" office:value-type="string" calcext:value-type="string" table:number-columns-spanned="1" table:number-rows-spanned="3">
            <text:p>4 tasks</text:p>
          </table:table-cell>
          <table:table-cell office:value-type="string" calcext:value-type="string">
            <text:p>4 regions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.617665" calcext:value-type="float">
            <text:p>1.617665</text:p>
          </table:table-cell>
          <table:table-cell office:value-type="float" office:value="8.62284311789875" calcext:value-type="float">
            <text:p>8.6228431179</text:p>
          </table:table-cell>
          <table:table-cell office:value-type="float" office:value="0.3014" calcext:value-type="float">
            <text:p>0.3014</text:p>
          </table:table-cell>
          <table:table-cell office:value-type="float" office:value="8.62284311789875" calcext:value-type="float">
            <text:p>8.6228431179</text:p>
          </table:table-cell>
          <table:table-cell table:style-name="ce13" table:formula="of:=[.J84]-[.H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680" calcext:value-type="float">
            <text:p>1,68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.167892" calcext:value-type="float">
            <text:p>4.167892</text:p>
          </table:table-cell>
          <table:table-cell office:value-type="float" office:value="10.8319579925985" calcext:value-type="float">
            <text:p>10.8319579926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6889114179457" calcext:value-type="float">
            <text:p>11.6889114179</text:p>
          </table:table-cell>
          <table:table-cell table:style-name="ce13" table:formula="of:=[.J85]-[.H85]" office:value-type="float" office:value="0.8569534253472" calcext:value-type="float">
            <text:p>0.8569534253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4032" calcext:value-type="float">
            <text:p>4,0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.836299" calcext:value-type="float">
            <text:p>5.836299</text:p>
          </table:table-cell>
          <table:table-cell office:value-type="float" office:value="11.2895" calcext:value-type="float">
            <text:p>11.2895</text:p>
          </table:table-cell>
          <table:table-cell office:value-type="float" office:value="1.7177" calcext:value-type="float">
            <text:p>1.7177</text:p>
          </table:table-cell>
          <table:table-cell office:value-type="float" office:value="11.7617755126942" calcext:value-type="float">
            <text:p>11.7617755127</text:p>
          </table:table-cell>
          <table:table-cell table:style-name="ce13" table:formula="of:=[.J86]-[.H86]" office:value-type="float" office:value="0.4722755126942" calcext:value-type="float">
            <text:p>0.4722755127</text:p>
          </table:table-cell>
          <table:table-cell table:number-columns-repeated="8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6 tasks</text:p>
          </table:table-cell>
          <table:table-cell office:value-type="string" calcext:value-type="string">
            <text:p>4 regions</text:p>
          </table:table-cell>
          <table:table-cell office:value-type="float" office:value="4224" calcext:value-type="float">
            <text:p>4,22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6.647065" calcext:value-type="float">
            <text:p>6.647065</text:p>
          </table:table-cell>
          <table:table-cell office:value-type="float" office:value="10.4828323021161" calcext:value-type="float">
            <text:p>10.4828323021</text:p>
          </table:table-cell>
          <table:table-cell office:value-type="float" office:value="0.8186" calcext:value-type="float">
            <text:p>0.8186</text:p>
          </table:table-cell>
          <table:table-cell office:value-type="float" office:value="10.4828323021161" calcext:value-type="float">
            <text:p>10.4828323021</text:p>
          </table:table-cell>
          <table:table-cell table:style-name="ce13" table:formula="of:=[.J87]-[.H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10560" calcext:value-type="float">
            <text:p>10,560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9.74491" calcext:value-type="float">
            <text:p>9.74491</text:p>
          </table:table-cell>
          <table:table-cell office:value-type="float" office:value="15.3006" calcext:value-type="float">
            <text:p>15.3006</text:p>
          </table:table-cell>
          <table:table-cell office:value-type="float" office:value="1.2821" calcext:value-type="float">
            <text:p>1.2821</text:p>
          </table:table-cell>
          <table:table-cell office:value-type="float" office:value="15.7267391670559" calcext:value-type="float">
            <text:p>15.7267391671</text:p>
          </table:table-cell>
          <table:table-cell table:style-name="ce13" table:formula="of:=[.J88]-[.H88]" office:value-type="float" office:value="0.426139167055901" calcext:value-type="float">
            <text:p>0.4261391671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25344" calcext:value-type="float">
            <text:p>25,34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7.571444" calcext:value-type="float">
            <text:p>17.571444</text:p>
          </table:table-cell>
          <table:table-cell office:value-type="float" office:value="16.451" calcext:value-type="float">
            <text:p>16.451</text:p>
          </table:table-cell>
          <table:table-cell office:value-type="float" office:value="2.5646" calcext:value-type="float">
            <text:p>2.5646</text:p>
          </table:table-cell>
          <table:table-cell office:value-type="float" office:value="16.6307918556799" calcext:value-type="float">
            <text:p>16.6307918557</text:p>
          </table:table-cell>
          <table:table-cell table:style-name="ce13" table:formula="of:=[.J89]-[.H89]" office:value-type="float" office:value="0.179791855679898" calcext:value-type="float">
            <text:p>0.1797918557</text:p>
          </table:table-cell>
          <table:table-cell table:number-columns-repeated="8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8 tasks</text:p>
          </table:table-cell>
          <table:table-cell office:value-type="string" calcext:value-type="string">
            <text:p>4 regions</text:p>
          </table:table-cell>
          <table:table-cell office:value-type="float" office:value="24576" calcext:value-type="float">
            <text:p>24,57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17.637764" calcext:value-type="float">
            <text:p>17.637764</text:p>
          </table:table-cell>
          <table:table-cell office:value-type="float" office:value="12.6976" calcext:value-type="float">
            <text:p>12.6976</text:p>
          </table:table-cell>
          <table:table-cell office:value-type="float" office:value="1.2716" calcext:value-type="float">
            <text:p>1.2716</text:p>
          </table:table-cell>
          <table:table-cell office:value-type="float" office:value="12.6975880723437" calcext:value-type="float">
            <text:p>12.6975880723</text:p>
          </table:table-cell>
          <table:table-cell table:style-name="ce13" table:formula="of:=[.J90]-[.H90]" office:value-type="float" office:value="-0.0000119276562990933" calcext:value-type="float">
            <text:p>-1.19276562990933E-005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6 regions</text:p>
          </table:table-cell>
          <table:table-cell office:value-type="float" office:value="61440" calcext:value-type="float">
            <text:p>61,440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19.814849" calcext:value-type="float">
            <text:p>19.814849</text:p>
          </table:table-cell>
          <table:table-cell office:value-type="float" office:value="14.3575344984613" calcext:value-type="float">
            <text:p>14.3575344985</text:p>
          </table:table-cell>
          <table:table-cell office:value-type="float" office:value="2.9166" calcext:value-type="float">
            <text:p>2.9166</text:p>
          </table:table-cell>
          <table:table-cell office:value-type="float" office:value="15.2423559022571" calcext:value-type="float">
            <text:p>15.2423559023</text:p>
          </table:table-cell>
          <table:table-cell table:style-name="ce13" table:formula="of:=[.J91]-[.H91]" office:value-type="float" office:value="0.884821403795799" calcext:value-type="float">
            <text:p>0.8848214038</text:p>
          </table:table-cell>
          <table:table-cell table:number-columns-repeated="8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9 regions</text:p>
          </table:table-cell>
          <table:table-cell office:value-type="float" office:value="147456" calcext:value-type="float">
            <text:p>147,456</text:p>
          </table:table-cell>
          <table:table-cell office:value-type="float" office:value="40320" calcext:value-type="float">
            <text:p>40,320</text:p>
          </table:table-cell>
          <table:table-cell office:value-type="float" office:value="13" calcext:value-type="float">
            <text:p>13</text:p>
          </table:table-cell>
          <table:table-cell office:value-type="float" office:value="65.133334" calcext:value-type="float">
            <text:p>65.133334</text:p>
          </table:table-cell>
          <table:table-cell office:value-type="float" office:value="17.865" calcext:value-type="float">
            <text:p>17.865</text:p>
          </table:table-cell>
          <table:table-cell office:value-type="float" office:value="3.321" calcext:value-type="float">
            <text:p>3.321</text:p>
          </table:table-cell>
          <table:table-cell office:value-type="float" office:value="18.3310026555954" calcext:value-type="float">
            <text:p>18.3310026556</text:p>
          </table:table-cell>
          <table:table-cell table:style-name="ce13" table:formula="of:=[.J92]-[.H92]" office:value-type="float" office:value="0.4660026555954" calcext:value-type="float">
            <text:p>0.4660026556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 table:number-columns-spanned="1" table:number-rows-spanned="5">
            <text:p>3 robots</text:p>
          </table:table-cell>
          <table:table-cell table:style-name="ce13" office:value-type="string" calcext:value-type="string">
            <text:p>6 tasks</text:p>
          </table:table-cell>
          <table:table-cell office:value-type="string" calcext:value-type="string">
            <text:p>9 regions</text:p>
          </table:table-cell>
          <table:table-cell office:value-type="float" office:value="495432" calcext:value-type="float">
            <text:p>495,432</text:p>
          </table:table-cell>
          <table:table-cell office:value-type="float" office:value="2430" calcext:value-type="float">
            <text:p>2,430</text:p>
          </table:table-cell>
          <table:table-cell office:value-type="float" office:value="21" calcext:value-type="float">
            <text:p>21</text:p>
          </table:table-cell>
          <table:table-cell office:value-type="float" office:value="90.595561" calcext:value-type="float">
            <text:p>90.595561</text:p>
          </table:table-cell>
          <table:table-cell office:value-type="float" office:value="58.5553" calcext:value-type="float">
            <text:p>58.5553</text:p>
          </table:table-cell>
          <table:table-cell office:value-type="float" office:value="47.763" calcext:value-type="float">
            <text:p>47.763</text:p>
          </table:table-cell>
          <table:table-cell office:value-type="float" office:value="58.0402300233021" calcext:value-type="float">
            <text:p>58.0402300233</text:p>
          </table:table-cell>
          <table:table-cell table:style-name="ce13" table:formula="of:=[.J93]-[.H93]" office:value-type="float" office:value="-0.515069976697902" calcext:value-type="float">
            <text:p>-0.5150699767</text:p>
          </table:table-cell>
          <table:table-cell table:number-columns-repeated="8"/>
        </table:table-row>
        <table:table-row table:style-name="ro2">
          <table:covered-table-cell/>
          <table:table-cell table:style-name="ce13" office:value-type="string" calcext:value-type="string">
            <text:p>8 tasks</text:p>
          </table:table-cell>
          <table:table-cell office:value-type="string" calcext:value-type="string">
            <text:p>9 regions</text:p>
          </table:table-cell>
          <table:table-cell office:value-type="float" office:value="4125240" calcext:value-type="float">
            <text:p>4,125,240</text:p>
          </table:table-cell>
          <table:table-cell office:value-type="float" office:value="204090" calcext:value-type="float">
            <text:p>204,090</text:p>
          </table:table-cell>
          <table:table-cell office:value-type="float" office:value="10" calcext:value-type="float">
            <text:p>10</text:p>
          </table:table-cell>
          <table:table-cell office:value-type="float" office:value="216.479014" calcext:value-type="float">
            <text:p>216.479014</text:p>
          </table:table-cell>
          <table:table-cell office:value-type="float" office:value="51.3468" calcext:value-type="float">
            <text:p>51.3468</text:p>
          </table:table-cell>
          <table:table-cell office:value-type="float" office:value="109.1206" calcext:value-type="float">
            <text:p>109.1206</text:p>
          </table:table-cell>
          <table:table-cell office:value-type="float" office:value="66.6509081211101" calcext:value-type="float">
            <text:p>66.6509081211</text:p>
          </table:table-cell>
          <table:table-cell table:style-name="ce13" table:formula="of:=[.J94]-[.H94]" office:value-type="float" office:value="15.3041081211101" calcext:value-type="float">
            <text:p>15.3041081211</text:p>
          </table:table-cell>
          <table:table-cell table:number-columns-repeated="8"/>
        </table:table-row>
        <table:table-row table:style-name="ro2">
          <table:covered-table-cell/>
          <table:table-cell table:style-name="ce13" office:value-type="string" calcext:value-type="string">
            <text:p>10 tasks</text:p>
          </table:table-cell>
          <table:table-cell office:value-type="string" calcext:value-type="string">
            <text:p>9 regions</text:p>
          </table:table-cell>
          <table:table-cell office:value-type="float" office:value="34350874" calcext:value-type="float">
            <text:p>34,350,874</text:p>
          </table:table-cell>
          <table:table-cell office:value-type="float" office:value="26505990" calcext:value-type="float">
            <text:p>26,505,990</text:p>
          </table:table-cell>
          <table:table-cell office:value-type="float" office:value="10" calcext:value-type="float">
            <text:p>10</text:p>
          </table:table-cell>
          <table:table-cell office:value-type="float" office:value="404.253827" calcext:value-type="float">
            <text:p>404.253827</text:p>
          </table:table-cell>
          <table:table-cell office:value-type="float" office:value="77.086" calcext:value-type="float">
            <text:p>77.086</text:p>
          </table:table-cell>
          <table:table-cell office:value-type="float" office:value="137.4018" calcext:value-type="float">
            <text:p>137.4018</text:p>
          </table:table-cell>
          <table:table-cell office:value-type="float" office:value="95.7434232091376" calcext:value-type="float">
            <text:p>95.7434232091</text:p>
          </table:table-cell>
          <table:table-cell table:style-name="ce13" table:formula="of:=[.J95]-[.H95]" office:value-type="float" office:value="18.6574232091376" calcext:value-type="float">
            <text:p>18.6574232091</text:p>
          </table:table-cell>
          <table:table-cell table:number-columns-repeated="8"/>
        </table:table-row>
        <table:table-row table:style-name="ro2">
          <table:covered-table-cell/>
          <table:table-cell table:style-name="ce12" office:value-type="string" calcext:value-type="string">
            <text:p>12 tasks</text:p>
          </table:table-cell>
          <table:table-cell table:style-name="ce12" office:value-type="string" calcext:value-type="string">
            <text:p>9 regions</text:p>
          </table:table-cell>
          <table:table-cell office:value-type="float" office:value="286039728" calcext:value-type="float">
            <text:p>286,039,728</text:p>
          </table:table-cell>
          <table:table-cell office:value-type="float" office:value="5089150080" calcext:value-type="float">
            <text:p>5,089,150,080</text:p>
          </table:table-cell>
          <table:table-cell office:value-type="float" office:value="10" calcext:value-type="float">
            <text:p>10</text:p>
          </table:table-cell>
          <table:table-cell office:value-type="float" office:value="573.773004" calcext:value-type="float">
            <text:p>573.773004</text:p>
          </table:table-cell>
          <table:table-cell office:value-type="float" office:value="69.7395" calcext:value-type="float">
            <text:p>69.7395</text:p>
          </table:table-cell>
          <table:table-cell office:value-type="float" office:value="194.0576" calcext:value-type="float">
            <text:p>194.0576</text:p>
          </table:table-cell>
          <table:table-cell office:value-type="float" office:value="74.8991815939481" calcext:value-type="float">
            <text:p>74.8991815939</text:p>
          </table:table-cell>
          <table:table-cell table:style-name="ce13" table:formula="of:=[.J96]-[.H96]" office:value-type="float" office:value="5.15968159394809" calcext:value-type="float">
            <text:p>5.1596815939</text:p>
          </table:table-cell>
          <table:table-cell table:number-columns-repeated="8"/>
        </table:table-row>
        <table:table-row table:style-name="ro2">
          <table:covered-table-cell/>
          <table:table-cell table:style-name="ce13" office:value-type="string" calcext:value-type="string">
            <text:p>14 tasks</text:p>
          </table:table-cell>
          <table:table-cell office:value-type="string" calcext:value-type="string">
            <text:p>9 regions</text:p>
          </table:table-cell>
          <table:table-cell office:value-type="float" office:value="2381852815" calcext:value-type="float">
            <text:p>2,381,852,815</text:p>
          </table:table-cell>
          <table:table-cell office:value-type="float" office:value="1389300000000" calcext:value-type="float">
            <text:p>1,389,300,000,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2.6787" calcext:value-type="float">
            <text:p>222.6787</text:p>
          </table:table-cell>
          <table:table-cell office:value-type="float" office:value="90.5809644270885" calcext:value-type="float">
            <text:p>90.5809644271</text:p>
          </table:table-cell>
          <table:table-cell table:style-name="ce13" table:formula="of:=[.J97]-[.H97]" office:value-type="float" office:value="90.5809644270885" calcext:value-type="float">
            <text:p>90.580964427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0/00/0000</text:date>, <text:time style:data-style-name="N2" text:time-value="09:39:37.104239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4:49:22.389816314</meta:creation-date>
    <dc:date>2022-02-02T14:08:55.854705671</dc:date>
    <meta:editing-duration>P3DT17H20M13S</meta:editing-duration>
    <meta:editing-cycles>288</meta:editing-cycles>
    <meta:generator>LibreOffice/4.2.8.2$Linux_X86_64 LibreOffice_project/420m0$Build-2</meta:generator>
    <meta:document-statistic meta:table-count="5" meta:cell-count="8039" meta:object-count="0"/>
  </office:meta>
</office:document-meta>
</file>